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2833in"/>
    </style:style>
    <style:style style:name="t1.B" style:family="table-column">
      <style:table-column-properties style:column-width="0.8118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194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194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2833in"/>
    </style:style>
    <style:style style:name="t2.B" style:family="table-column">
      <style:table-column-properties style:column-width="0.8118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194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194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2833in"/>
    </style:style>
    <style:style style:name="t3.B" style:family="table-column">
      <style:table-column-properties style:column-width="0.8118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194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194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2833in"/>
    </style:style>
    <style:style style:name="t4.B" style:family="table-column">
      <style:table-column-properties style:column-width="0.8118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194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194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2833in"/>
    </style:style>
    <style:style style:name="t5.B" style:family="table-column">
      <style:table-column-properties style:column-width="0.8118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194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2833in"/>
    </style:style>
    <style:style style:name="t6.B" style:family="table-column">
      <style:table-column-properties style:column-width="0.8118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194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194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2833in"/>
    </style:style>
    <style:style style:name="t7.B" style:family="table-column">
      <style:table-column-properties style:column-width="0.8118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194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194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2833in"/>
    </style:style>
    <style:style style:name="t8.B" style:family="table-column">
      <style:table-column-properties style:column-width="0.8118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194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194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2833in"/>
    </style:style>
    <style:style style:name="t9.B" style:family="table-column">
      <style:table-column-properties style:column-width="0.8118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194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194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6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5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style:snap-to-layout-grid="false"/>
      <style:text-properties style:font-name="Times New Roman" fo:font-size="11pt" style:font-size-asian="11pt" style:font-size-complex="11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4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5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language="en" fo:country="US" fo:font-weight="normal" style:font-size-asian="10pt" style:font-weight-asian="normal" style:font-name-complex="Arial" style:font-size-complex="10pt"/>
    </style:style>
    <style:style style:name="P36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font-weight="normal" fo:background-color="transparent" style:font-size-asian="10pt" style:font-weight-asian="normal" style:font-name-complex="Arial" style:font-size-complex="10pt"/>
    </style:style>
    <style:style style:name="P37" style:family="paragraph" style:parent-style-name="Text_20_body">
      <style:paragraph-properties loext:contextual-spacing="false" fo:margin-top="0in" fo:margin-bottom="0in" fo:text-align="center" style:justify-single-word="false" style:snap-to-layout-grid="false"/>
    </style:style>
    <style:style style:name="P38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9" style:family="paragraph" style:parent-style-name="Table_20_Contents">
      <style:text-properties fo:font-size="5pt" style:font-size-asian="5pt" style:font-size-complex="5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3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language="en" fo:country="US" fo:font-weight="normal" style:font-size-asian="10pt" style:font-weight-asian="normal" style:font-size-complex="10pt"/>
    </style:style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Standard"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3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4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55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56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style:font-size-asian="6pt" style:font-size-complex="6pt"/>
    </style:style>
    <style:style style:name="P57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1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2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3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4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65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66" style:family="paragraph" style:parent-style-name="Text_20_body">
      <style:paragraph-properties fo:text-align="center" style:justify-single-word="false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font-style-asian="italic" style:font-name-complex="Symbol1" style:font-style-complex="italic"/>
    </style:style>
    <style:style style:name="T16" style:family="text">
      <style:text-properties fo:language="en" fo:country="US" fo:font-style="italic" style:font-style-asian="italic" style:font-name-complex="Tahoma" style:font-style-complex="italic"/>
    </style:style>
    <style:style style:name="T17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8" style:family="text">
      <style:text-properties fo:language="en" fo:country="US" style:font-name-complex="Arial"/>
    </style:style>
    <style:style style:name="T19" style:family="text">
      <style:text-properties fo:language="en" fo:country="US" style:text-underline-style="solid" style:text-underline-width="auto" style:text-underline-color="font-color" style:font-name-complex="Arial"/>
    </style:style>
    <style:style style:name="T20" style:family="text">
      <style:text-properties style:font-name="Symbol" fo:language="en" fo:country="US" style:font-name-complex="Symbol"/>
    </style:style>
    <style:style style:name="T21" style:family="text">
      <style:text-properties style:text-position="super 58%"/>
    </style:style>
    <style:style style:name="T22" style:family="text">
      <style:text-properties style:text-position="super 58%" style:font-name="Times New Roman1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name-complex="Symbol1" style:font-style-complex="italic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28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29" style:family="text">
      <style:text-properties style:text-position="sub 58%" style:font-name="Times New Roman1" fo:font-style="normal" style:font-style-asian="normal" style:font-style-complex="normal"/>
    </style:style>
    <style:style style:name="T30" style:family="text">
      <style:text-properties style:text-position="sub 58%" style:font-name="Times New Roman1" fo:font-style="italic" style:font-style-asian="italic" style:font-style-complex="italic"/>
    </style:style>
    <style:style style:name="T31" style:family="text">
      <style:text-properties style:text-position="sub 58%" style:font-name="Times New Roman" fo:font-style="italic" style:font-style-asian="italic" style:font-style-complex="italic"/>
    </style:style>
    <style:style style:name="T32" style:family="text">
      <style:text-properties style:text-position="sub 58%" style:font-name="Arial" fo:font-size="10pt" style:font-size-asian="10pt" style:font-name-complex="Arial" style:font-size-complex="10pt"/>
    </style:style>
    <style:style style:name="T33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34" style:family="text">
      <style:text-properties style:text-position="sub 58%" fo:font-style="italic" style:font-style-asian="italic" style:font-style-complex="italic"/>
    </style:style>
    <style:style style:name="T35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36" style:family="text">
      <style:text-properties fo:language="ru" fo:country="RU"/>
    </style:style>
    <style:style style:name="T37" style:family="text">
      <style:text-properties fo:language="ru" fo:country="RU" fo:font-style="italic" style:font-style-asian="italic" style:font-name-complex="Tahoma" style:font-style-complex="italic"/>
    </style:style>
    <style:style style:name="T38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39" style:family="text">
      <style:text-properties style:font-name="Times New Roman1" fo:font-style="italic" style:font-style-asian="italic" style:font-style-complex="italic"/>
    </style:style>
    <style:style style:name="T40" style:family="text">
      <style:text-properties style:font-name="Times New Roman1" fo:font-style="normal" style:font-style-asian="normal" style:font-style-complex="normal"/>
    </style:style>
    <style:style style:name="T41" style:family="text">
      <style:text-properties style:font-name="Times New Roman" fo:background-color="transparent"/>
    </style:style>
    <style:style style:name="T4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3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44" style:family="text">
      <style:text-properties style:use-window-font-color="true" style:text-underline-style="solid" style:text-underline-width="auto" style:text-underline-color="font-color" fo:font-weight="bold" style:font-weight-asian="bold" style:font-name-complex="Symbol1"/>
    </style:style>
    <style:style style:name="T45" style:family="text">
      <style:text-properties style:use-window-font-color="true" fo:language="ru" fo:country="RU" style:text-underline-style="solid" style:text-underline-width="auto" style:text-underline-color="font-color" fo:font-weight="bold" style:font-weight-asian="bold"/>
    </style:style>
    <style:style style:name="T46" style:family="text">
      <style:text-properties style:use-window-font-color="true" style:text-position="super 58%" style:text-underline-style="solid" style:text-underline-width="auto" style:text-underline-color="font-color" fo:font-weight="bold" style:font-weight-asian="bold"/>
    </style:style>
    <style:style style:name="T47" style:family="text">
      <style:text-properties style:font-name-complex="Arial"/>
    </style:style>
    <style:style style:name="T48" style:family="text">
      <style:text-properties style:text-position="0% 100%"/>
    </style:style>
    <style:style style:name="T49" style:family="text">
      <style:text-properties style:text-position="0% 100%" fo:font-style="normal" style:font-style-asian="normal" style:font-style-complex="normal"/>
    </style:style>
    <style:style style:name="T50" style:family="text">
      <style:text-properties style:text-position="0% 100%" fo:language="en" fo:country="US" fo:font-style="normal" style:font-style-asian="normal" style:font-style-complex="normal"/>
    </style:style>
    <style:style style:name="T51" style:family="text">
      <style:text-properties style:text-position="0% 100%" fo:language="en" fo:country="US" fo:font-style="italic" style:font-style-asian="italic" style:font-style-complex="italic"/>
    </style:style>
    <style:style style:name="T52" style:family="text">
      <style:text-properties style:text-underline-style="solid" style:text-underline-width="auto" style:text-underline-color="font-color" fo:font-weight="bold" style:font-weight-asian="bold"/>
    </style:style>
    <style:style style:name="T53" style:family="text">
      <style:text-properties style:font-name-complex="Tahoma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style:font-name="Arial" fo:language="en" fo:country="US" style:font-name-complex="Symbo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CALIBRATION CERTIFICATE</text:p>
      <text:p text:style-name="P38"><text:span text:style-name="T42">AT2327 Alarm Dosimeter</text:span><text:span text:style-name="T12"><text:tab/></text:span><text:span text:style-name="T9">Date of calibration: </text:span><text:span text:style-name="T8">$date</text:span><text:span text:style-name="T5">.</text:span></text:p>
      <text:p text:style-name="P5"/>
      <text:p text:style-name="Standard"><text:span text:style-name="T9">SN</text:span><text:span text:style-name="T3">: </text:span><text:span text:style-name="T6">$serial</text:span></text:p>
      <text:p text:style-name="P12"/>
      <text:p text:style-name="P8"><text:span text:style-name="T9">Type: </text:span><text:span text:style-name="T7">BDKN-02</text:span></text:p>
      <text:p text:style-name="P12"/>
      <text:p text:style-name="P3">Neutron flux density measurement limits: <text:span text:style-name="T43">BDKN</text:span><text:span text:style-name="T45">-01</text:span><text:span text:style-name="T43">: 0.1 – 10</text:span><text:span text:style-name="T46">4</text:span><text:span text:style-name="T43"> s</text:span><text:span text:style-name="T46">-1</text:span><text:span text:style-name="T43"></text:span><text:span text:style-name="T44">c</text:span><text:span text:style-name="T43">m</text:span><text:span text:style-name="T46">-2 </text:span><text:span text:style-name="T43">;</text:span></text:p>
      <text:p text:style-name="P6"/>
      <text:p text:style-name="P3">Measurement error: <text:span text:style-name="T52">BDKN-02: ±</text:span><text:span text:style-name="T38">20</text:span><text:span text:style-name="T52">%</text:span></text:p>
      <text:p text:style-name="P13"/>
      <text:p text:style-name="P3">Operating conditions:</text:p>
      <text:list xml:id="list8894814135918487431" text:style-name="L1">
        <text:list-item>
          <text:p text:style-name="P51"><text:span text:style-name="T18">Air temperature<text:tab/></text:span><text:span text:style-name="T47"><text:tab/><text:tab/><text:tab/>+</text:span><text:span text:style-name="T18">$temp</text:span><text:span text:style-name="T47"> °</text:span><text:span text:style-name="T18">C</text:span></text:p>
        </text:list-item>
        <text:list-item>
          <text:p text:style-name="P51"><text:span text:style-name="T18">Atmospheric pressure<text:tab/></text:span><text:span text:style-name="T18"><text:tab/><text:tab/><text:tab/>98,5 kPa</text:span></text:p>
        </text:list-item>
        <text:list-item>
          <text:p text:style-name="P51"><text:span text:style-name="T18">Relative humidity<text:tab/><text:tab/></text:span><text:span text:style-name="T18"><text:tab/><text:tab/>$vlag %</text:span></text:p>
        </text:list-item>
        <text:list-item>
          <text:p text:style-name="P52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3">Calibration means:</text:p>
      <text:list xml:id="list36516138" text:continue-numbering="true" text:style-name="L1">
        <text:list-item>
          <text:p text:style-name="P53">$eng_facility_140;</text:p>
          <text:p text:style-name="P55"><text:span text:style-name="Знак_20_примечания"><text:span text:style-name="T11"/></text:span></text:p>
        </text:list-item>
      </text:list>
      <text:p text:style-name="P4"/>
      <text:p text:style-name="P7">Calibration data</text:p>
      <text:p text:style-name="P44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63"><text:span text:style-name="T13">BDKN-02 (</text:span><text:span text:style-name="T55">n</text:span><text:span text:style-name="T13">) s/n: $bd_num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47"><text:span text:style-name="T13">Flux density</text:span> <text:span text:style-name="T13">at check point </text:span><text:span text:style-name="T24"></text:span><text:span text:style-name="T34">0</text:span><text:span text:style-name="T26">i</text:span> ,<text:line-break/><text:span text:style-name="T14">s</text:span><text:span text:style-name="T21">-1</text:span><text:span text:style-name="T14">cm</text:span><text:span text:style-name="T21">-2</text:span></text:p>
          </table:table-cell>
          <table:table-cell table:style-name="t1.B2" office:value-type="string">
            <text:p text:style-name="P49">Background</text:p>
            <text:p text:style-name="P46"><text:span text:style-name="T13">R=</text:span>2<text:span text:style-name="T13">,0 </text:span><text:span text:style-name="T14">m</text:span></text:p>
          </table:table-cell>
          <table:table-cell table:style-name="t1.B2" office:value-type="string">
            <text:p text:style-name="P47">ИБН-<text:span text:style-name="T13">8-3</text:span></text:p>
            <text:p text:style-name="P49">N027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,9</text:span></text:p>
            <text:p text:style-name="P64"><text:span text:style-name="T13">1</text:span>,<text:span text:style-name="T13">0</text:span>-1<text:span text:style-name="T13">0</text:span></text:p>
          </table:table-cell>
          <table:table-cell table:style-name="t1.B2" office:value-type="string">
            <text:p text:style-name="P47">ИБН-<text:span text:style-name="T13">8-6</text:span></text:p>
            <text:p text:style-name="P46"><text:span text:style-name="T13">N</text:span>0<text:span text:style-name="T13">10</text:span>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7,</text:span>0</text:p>
            <text:p text:style-name="P46">20-100</text:p>
          </table:table-cell>
          <table:table-cell table:style-name="t1.B2" office:value-type="string">
            <text:p text:style-name="P59">ИБН-8-6</text:p>
            <text:p text:style-name="P60"><text:s text:c="3"/>N010</text:p>
            <text:p text:style-name="P58"><text:span text:style-name="T13">R=1,0 </text:span><text:span text:style-name="T14">m</text:span></text:p>
            <text:p text:style-name="P60">B(R)=0,863</text:p>
            <text:p text:style-name="P58"><text:span text:style-name="T15"></text:span><text:span text:style-name="T26">0i</text:span><text:span text:style-name="T13">=235</text:span></text:p>
            <text:p text:style-name="P59">210<text:span text:style-name="T21">2</text:span> - 10<text:span text:style-name="T21">3</text:span></text:p>
          </table:table-cell>
          <table:table-cell table:style-name="t1.F2" office:value-type="string">
            <text:p text:style-name="P59">ИБН-8-6</text:p>
            <text:p text:style-name="P60"><text:s text:c="3"/>N010</text:p>
            <text:p text:style-name="P58"><text:span text:style-name="T13">R=0,5 </text:span><text:span text:style-name="T14">m</text:span></text:p>
            <text:p text:style-name="P60">B(R)=0,957</text:p>
            <text:p text:style-name="P58"><text:span text:style-name="T15"></text:span><text:span text:style-name="T26">0i</text:span><text:span text:style-name="T13">=1019</text:span></text:p>
            <text:p text:style-name="P59">210<text:span text:style-name="T21">3</text:span> - 10<text:span text:style-name="T21">4</text:span></text:p>
          </table:table-cell>
        </table:table-row>
        <table:table-row>
          <table:table-cell table:style-name="t1.A3" office:value-type="string">
            <text:p text:style-name="P48"><text:span text:style-name="T13">Readings</text:span> <text:span text:style-name="T13">at check point</text:span> <text:s/><text:span text:style-name="T24"></text:span><text:span text:style-name="T34">0</text:span><text:span text:style-name="T26">i</text:span>, с<text:span text:style-name="T21">-1</text:span><text:span text:style-name="T23">см</text:span><text:span text:style-name="T21">-2 </text:span><text:span text:style-name="T48">,</text:span> %</text:p>
          </table:table-cell>
          <table:table-cell table:style-name="t1.B3" office:value-type="string">
            <text:p text:style-name="P47"/>
          </table:table-cell>
          <table:table-cell table:style-name="t1.B3" office:value-type="string">
            <text:p text:style-name="P50">$1-61</text:p>
            <text:p text:style-name="P50">$1-71</text:p>
            <text:p text:style-name="P50">$1-81</text:p>
          </table:table-cell>
          <table:table-cell table:style-name="t1.B3" office:value-type="string">
            <text:p text:style-name="P50">$1-62</text:p>
            <text:p text:style-name="P50">$1-72</text:p>
            <text:p text:style-name="P50">$1-82</text:p>
          </table:table-cell>
          <table:table-cell table:style-name="t1.B3" office:value-type="string">
            <text:p text:style-name="P50">$1-63</text:p>
            <text:p text:style-name="P50">$1-73</text:p>
            <text:p text:style-name="P50">$1-83</text:p>
          </table:table-cell>
          <table:table-cell table:style-name="t1.F3" office:value-type="string">
            <text:p text:style-name="P50">$1-64</text:p>
            <text:p text:style-name="P50">$1-74</text:p>
            <text:p text:style-name="P50">$1-84</text:p>
          </table:table-cell>
        </table:table-row>
        <table:table-row>
          <table:table-cell table:style-name="t1.A3" office:value-type="string">
            <text:p text:style-name="P48"><text:span text:style-name="T13">Average readings</text:span>, <text:span text:style-name="T24"></text:span><text:span text:style-name="T26">i</text:span>, <text:span text:style-name="T14">s</text:span><text:span text:style-name="T21">-1</text:span><text:span text:style-name="T14">cm</text:span><text:span text:style-name="T21">-2</text:span></text:p>
          </table:table-cell>
          <table:table-cell table:style-name="t1.B3" office:value-type="string">
            <text:p text:style-name="P50">$<text:span text:style-name="T36">1</text:span>-00</text:p>
          </table:table-cell>
          <table:table-cell table:style-name="t1.B3" office:value-type="string">
            <text:p text:style-name="P50">$<text:span text:style-name="T36">1</text:span>-01</text:p>
          </table:table-cell>
          <table:table-cell table:style-name="t1.B3" office:value-type="string">
            <text:p text:style-name="P50">$<text:span text:style-name="T36">1</text:span>-02</text:p>
          </table:table-cell>
          <table:table-cell table:style-name="t1.B3" office:value-type="string">
            <text:p text:style-name="P50">$<text:span text:style-name="T36">1</text:span>-03</text:p>
          </table:table-cell>
          <table:table-cell table:style-name="t1.F3" office:value-type="string">
            <text:p text:style-name="P50">$<text:span text:style-name="T36">1</text:span>-04</text:p>
          </table:table-cell>
        </table:table-row>
        <table:table-row>
          <table:table-cell table:style-name="t1.A3" office:value-type="string">
            <text:p text:style-name="P48"><text:span text:style-name="T13">Result of flux density measurement</text:span> <text:s/><text:span text:style-name="T13">at control point</text:span></text:p>
            <text:p text:style-name="P45"><text:span text:style-name="T24"></text:span><text:span text:style-name="T27">np</text:span><text:span text:style-name="T26">i</text:span>, <text:span text:style-name="T51">s</text:span><text:span text:style-name="T21">-1</text:span><text:span text:style-name="T48"></text:span><text:span text:style-name="T51">cm</text:span><text:span text:style-name="T21">-2</text:span></text:p>
          </table:table-cell>
          <table:table-cell table:style-name="t1.B3" office:value-type="string">
            <text:p text:style-name="P47"/>
          </table:table-cell>
          <table:table-cell table:style-name="t1.B3" office:value-type="string">
            <text:p text:style-name="P50">$1-n21</text:p>
          </table:table-cell>
          <table:table-cell table:style-name="t1.B3" office:value-type="string">
            <text:p text:style-name="P50">$1-n22</text:p>
          </table:table-cell>
          <table:table-cell table:style-name="t1.B3" office:value-type="string">
            <text:p text:style-name="P50">$1-n23</text:p>
          </table:table-cell>
          <table:table-cell table:style-name="t1.F3" office:value-type="string">
            <text:p text:style-name="P50">$1-n24</text:p>
          </table:table-cell>
        </table:table-row>
        <table:table-row>
          <table:table-cell table:style-name="t1.A3" office:value-type="string">
            <text:p text:style-name="P48"><text:span text:style-name="T13">Intrinsic relative error of measurement</text:span>, <text:span text:style-name="T37">θ</text:span><text:span text:style-name="T35">пр</text:span><text:span text:style-name="T28">i</text:span><text:span text:style-name="T37">, </text:span>%</text:p>
          </table:table-cell>
          <table:table-cell table:style-name="t1.B3" office:value-type="string">
            <text:p text:style-name="P47"/>
          </table:table-cell>
          <table:table-cell table:style-name="t1.B3" office:value-type="string">
            <text:p text:style-name="P50">$1-n31</text:p>
          </table:table-cell>
          <table:table-cell table:style-name="t1.B3" office:value-type="string">
            <text:p text:style-name="P50">$1-n32</text:p>
          </table:table-cell>
          <table:table-cell table:style-name="t1.B3" office:value-type="string">
            <text:p text:style-name="P50">$1-n33</text:p>
          </table:table-cell>
          <table:table-cell table:style-name="t1.F3" office:value-type="string">
            <text:p text:style-name="P50">$1-n34</text:p>
          </table:table-cell>
        </table:table-row>
        <table:table-row>
          <table:table-cell table:style-name="t1.A3" office:value-type="string">
            <text:p text:style-name="P48"><text:span text:style-name="T13">Confidence limit of the intrinsic relative error</text:span> <text:span text:style-name="T53">Δ</text:span><text:span text:style-name="T16">i</text:span>, %</text:p>
          </table:table-cell>
          <table:table-cell table:style-name="t1.B3" office:value-type="string">
            <text:p text:style-name="P47"/>
            <text:p text:style-name="P46"/>
          </table:table-cell>
          <table:table-cell table:style-name="t1.B3" office:value-type="string">
            <text:p text:style-name="P50">$1-n41</text:p>
          </table:table-cell>
          <table:table-cell table:style-name="t1.B3" office:value-type="string">
            <text:p text:style-name="P50">$1-n42</text:p>
          </table:table-cell>
          <table:table-cell table:style-name="t1.B3" office:value-type="string">
            <text:p text:style-name="P50">$1-n43</text:p>
          </table:table-cell>
          <table:table-cell table:style-name="t1.F3" office:value-type="string">
            <text:p text:style-name="P50">$1-n44</text:p>
          </table:table-cell>
        </table:table-row>
        <table:table-row table:style-name="t1.8">
          <table:table-cell table:style-name="t1.A8" office:value-type="string">
            <text:p text:style-name="P62"><text:span text:style-name="T13">Limite of intrinsic relative error </text:span>, % <text:s/><text:span text:style-name="T13">not above</text:span></text:p>
          </table:table-cell>
          <table:table-cell table:style-name="t1.B8" office:value-type="string">
            <text:p text:style-name="P47"/>
          </table:table-cell>
          <table:table-cell table:style-name="t1.C8" table:number-columns-spanned="4" office:value-type="string">
            <text:p text:style-name="P47">±<text:span text:style-name="T36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63"><text:span text:style-name="T13">BDKN-02 (</text:span><text:span text:style-name="T55">n</text:span><text:span text:style-name="T13">) s/n: $bd_num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47"><text:span text:style-name="T13">Flux density</text:span> <text:span text:style-name="T13">at check point </text:span><text:span text:style-name="T24"></text:span><text:span text:style-name="T34">0</text:span><text:span text:style-name="T26">i</text:span> ,<text:line-break/><text:span text:style-name="T14">s</text:span><text:span text:style-name="T21">-1</text:span><text:span text:style-name="T14">cm</text:span><text:span text:style-name="T21">-2</text:span></text:p>
          </table:table-cell>
          <table:table-cell table:style-name="t2.B2" office:value-type="string">
            <text:p text:style-name="P49">Background</text:p>
            <text:p text:style-name="P46"><text:span text:style-name="T13">R=</text:span>2<text:span text:style-name="T13">,0 </text:span><text:span text:style-name="T14">m</text:span></text:p>
          </table:table-cell>
          <table:table-cell table:style-name="t2.B2" office:value-type="string">
            <text:p text:style-name="P47">ИБН-<text:span text:style-name="T13">8-3</text:span></text:p>
            <text:p text:style-name="P49">N027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,9</text:span></text:p>
            <text:p text:style-name="P64"><text:span text:style-name="T13">1</text:span>,<text:span text:style-name="T13">0</text:span>-1<text:span text:style-name="T13">0</text:span></text:p>
          </table:table-cell>
          <table:table-cell table:style-name="t2.B2" office:value-type="string">
            <text:p text:style-name="P47">ИБН-<text:span text:style-name="T13">8-6</text:span></text:p>
            <text:p text:style-name="P46"><text:span text:style-name="T13">N</text:span>0<text:span text:style-name="T13">10</text:span>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7,</text:span>0</text:p>
            <text:p text:style-name="P46">20-100</text:p>
          </table:table-cell>
          <table:table-cell table:style-name="t2.B2" office:value-type="string">
            <text:p text:style-name="P59">ИБН-8-6</text:p>
            <text:p text:style-name="P60"><text:s text:c="3"/>N010</text:p>
            <text:p text:style-name="P58"><text:span text:style-name="T13">R=1,0 </text:span><text:span text:style-name="T14">m</text:span></text:p>
            <text:p text:style-name="P60">B(R)=0,863</text:p>
            <text:p text:style-name="P58"><text:span text:style-name="T15"></text:span><text:span text:style-name="T26">0i</text:span><text:span text:style-name="T13">=235</text:span></text:p>
            <text:p text:style-name="P59">210<text:span text:style-name="T21">2</text:span> - 10<text:span text:style-name="T21">3</text:span></text:p>
          </table:table-cell>
          <table:table-cell table:style-name="t2.F2" office:value-type="string">
            <text:p text:style-name="P59">ИБН-8-6</text:p>
            <text:p text:style-name="P60"><text:s text:c="3"/>N010</text:p>
            <text:p text:style-name="P58"><text:span text:style-name="T13">R=0,5 </text:span><text:span text:style-name="T14">m</text:span></text:p>
            <text:p text:style-name="P60">B(R)=0,957</text:p>
            <text:p text:style-name="P58"><text:span text:style-name="T15"></text:span><text:span text:style-name="T26">0i</text:span><text:span text:style-name="T13">=1019</text:span></text:p>
            <text:p text:style-name="P59">210<text:span text:style-name="T21">3</text:span> - 10<text:span text:style-name="T21">4</text:span></text:p>
          </table:table-cell>
        </table:table-row>
        <table:table-row>
          <table:table-cell table:style-name="t2.A3" office:value-type="string">
            <text:p text:style-name="P48"><text:span text:style-name="T13">Readings</text:span> <text:span text:style-name="T13">at check point</text:span> <text:s/><text:span text:style-name="T24"></text:span><text:span text:style-name="T34">0</text:span><text:span text:style-name="T26">i</text:span>, с<text:span text:style-name="T21">-1</text:span><text:span text:style-name="T23">см</text:span><text:span text:style-name="T21">-2 </text:span><text:span text:style-name="T48">,</text:span> %</text:p>
          </table:table-cell>
          <table:table-cell table:style-name="t2.B3" office:value-type="string">
            <text:p text:style-name="P47"/>
          </table:table-cell>
          <table:table-cell table:style-name="t2.B3" office:value-type="string">
            <text:p text:style-name="P50">$2-61</text:p>
            <text:p text:style-name="P50">$2-71</text:p>
            <text:p text:style-name="P50">$2-81</text:p>
          </table:table-cell>
          <table:table-cell table:style-name="t2.B3" office:value-type="string">
            <text:p text:style-name="P50">$2-62</text:p>
            <text:p text:style-name="P50">$2-72</text:p>
            <text:p text:style-name="P50">$2-82</text:p>
          </table:table-cell>
          <table:table-cell table:style-name="t2.B3" office:value-type="string">
            <text:p text:style-name="P50">$2-63</text:p>
            <text:p text:style-name="P50">$2-73</text:p>
            <text:p text:style-name="P50">$2-83</text:p>
          </table:table-cell>
          <table:table-cell table:style-name="t2.F3" office:value-type="string">
            <text:p text:style-name="P50">$2-64</text:p>
            <text:p text:style-name="P50">$2-74</text:p>
            <text:p text:style-name="P50">$2-84</text:p>
          </table:table-cell>
        </table:table-row>
        <table:table-row>
          <table:table-cell table:style-name="t2.A3" office:value-type="string">
            <text:p text:style-name="P48"><text:span text:style-name="T13">Average readings</text:span>, <text:span text:style-name="T24"></text:span><text:span text:style-name="T26">i</text:span>, <text:span text:style-name="T14">s</text:span><text:span text:style-name="T21">-1</text:span><text:span text:style-name="T14">cm</text:span><text:span text:style-name="T21">-2</text:span></text:p>
          </table:table-cell>
          <table:table-cell table:style-name="t2.B3" office:value-type="string">
            <text:p text:style-name="P50">$2-00</text:p>
          </table:table-cell>
          <table:table-cell table:style-name="t2.B3" office:value-type="string">
            <text:p text:style-name="P50">$2-01</text:p>
          </table:table-cell>
          <table:table-cell table:style-name="t2.B3" office:value-type="string">
            <text:p text:style-name="P50">$2-02</text:p>
          </table:table-cell>
          <table:table-cell table:style-name="t2.B3" office:value-type="string">
            <text:p text:style-name="P50">$2-03</text:p>
          </table:table-cell>
          <table:table-cell table:style-name="t2.F3" office:value-type="string">
            <text:p text:style-name="P50">$2-04</text:p>
          </table:table-cell>
        </table:table-row>
        <table:table-row>
          <table:table-cell table:style-name="t2.A3" office:value-type="string">
            <text:p text:style-name="P48"><text:span text:style-name="T13">Result of flux density measurement</text:span> <text:s/><text:span text:style-name="T13">at control point</text:span></text:p>
            <text:p text:style-name="P45"><text:span text:style-name="T24"></text:span><text:span text:style-name="T27">np</text:span><text:span text:style-name="T26">i</text:span>, <text:span text:style-name="T51">s</text:span><text:span text:style-name="T21">-1</text:span><text:span text:style-name="T48"></text:span><text:span text:style-name="T51">cm</text:span><text:span text:style-name="T21">-2</text:span></text:p>
          </table:table-cell>
          <table:table-cell table:style-name="t2.B3" office:value-type="string">
            <text:p text:style-name="P47"/>
          </table:table-cell>
          <table:table-cell table:style-name="t2.B3" office:value-type="string">
            <text:p text:style-name="P50">$2-n21</text:p>
          </table:table-cell>
          <table:table-cell table:style-name="t2.B3" office:value-type="string">
            <text:p text:style-name="P50">$2-n22</text:p>
          </table:table-cell>
          <table:table-cell table:style-name="t2.B3" office:value-type="string">
            <text:p text:style-name="P50">$2-n23</text:p>
          </table:table-cell>
          <table:table-cell table:style-name="t2.F3" office:value-type="string">
            <text:p text:style-name="P50">$2-n24</text:p>
          </table:table-cell>
        </table:table-row>
        <table:table-row>
          <table:table-cell table:style-name="t2.A3" office:value-type="string">
            <text:p text:style-name="P48"><text:span text:style-name="T13">Intrinsic relative error of measurement</text:span>, <text:span text:style-name="T37">θ</text:span><text:span text:style-name="T35">пр</text:span><text:span text:style-name="T28">i</text:span><text:span text:style-name="T37">, </text:span>%</text:p>
          </table:table-cell>
          <table:table-cell table:style-name="t2.B3" office:value-type="string">
            <text:p text:style-name="P47"/>
          </table:table-cell>
          <table:table-cell table:style-name="t2.B3" office:value-type="string">
            <text:p text:style-name="P50">$2-n31</text:p>
          </table:table-cell>
          <table:table-cell table:style-name="t2.B3" office:value-type="string">
            <text:p text:style-name="P50">$2-n32</text:p>
          </table:table-cell>
          <table:table-cell table:style-name="t2.B3" office:value-type="string">
            <text:p text:style-name="P50">$2-n33</text:p>
          </table:table-cell>
          <table:table-cell table:style-name="t2.F3" office:value-type="string">
            <text:p text:style-name="P50">$2-n34</text:p>
          </table:table-cell>
        </table:table-row>
        <table:table-row>
          <table:table-cell table:style-name="t2.A3" office:value-type="string">
            <text:p text:style-name="P48"><text:span text:style-name="T13">Confidence limit of the intrinsic relative error</text:span> <text:span text:style-name="T53">Δ</text:span><text:span text:style-name="T16">i</text:span>, %</text:p>
          </table:table-cell>
          <table:table-cell table:style-name="t2.B3" office:value-type="string">
            <text:p text:style-name="P47"/>
            <text:p text:style-name="P46"/>
          </table:table-cell>
          <table:table-cell table:style-name="t2.B3" office:value-type="string">
            <text:p text:style-name="P50">$2-n41</text:p>
          </table:table-cell>
          <table:table-cell table:style-name="t2.B3" office:value-type="string">
            <text:p text:style-name="P50">$2-n42</text:p>
          </table:table-cell>
          <table:table-cell table:style-name="t2.B3" office:value-type="string">
            <text:p text:style-name="P50">$2-n43</text:p>
          </table:table-cell>
          <table:table-cell table:style-name="t2.F3" office:value-type="string">
            <text:p text:style-name="P50">$2-n44</text:p>
          </table:table-cell>
        </table:table-row>
        <table:table-row table:style-name="t2.8">
          <table:table-cell table:style-name="t2.A8" office:value-type="string">
            <text:p text:style-name="P62"><text:span text:style-name="T13">Limite of intrinsic relative error </text:span>, % <text:s/><text:span text:style-name="T13">not above</text:span></text:p>
          </table:table-cell>
          <table:table-cell table:style-name="t2.B8" office:value-type="string">
            <text:p text:style-name="P47"/>
          </table:table-cell>
          <table:table-cell table:style-name="t2.C8" table:number-columns-spanned="4" office:value-type="string">
            <text:p text:style-name="P47">±<text:span text:style-name="T36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63"><text:span text:style-name="T13">BDKN-02 (</text:span><text:span text:style-name="T55">n</text:span><text:span text:style-name="T13">) s/n: $bd_num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47"><text:span text:style-name="T13">Flux density</text:span> <text:span text:style-name="T13">at check point </text:span><text:span text:style-name="T24"></text:span><text:span text:style-name="T34">0</text:span><text:span text:style-name="T26">i</text:span> ,<text:line-break/><text:span text:style-name="T14">s</text:span><text:span text:style-name="T21">-1</text:span><text:span text:style-name="T14">cm</text:span><text:span text:style-name="T21">-2</text:span></text:p>
          </table:table-cell>
          <table:table-cell table:style-name="t3.B2" office:value-type="string">
            <text:p text:style-name="P49">Background</text:p>
            <text:p text:style-name="P46"><text:span text:style-name="T13">R=</text:span>2<text:span text:style-name="T13">,0 </text:span><text:span text:style-name="T14">m</text:span></text:p>
          </table:table-cell>
          <table:table-cell table:style-name="t3.B2" office:value-type="string">
            <text:p text:style-name="P47">ИБН-<text:span text:style-name="T13">8-3</text:span></text:p>
            <text:p text:style-name="P49">N027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,9</text:span></text:p>
            <text:p text:style-name="P64"><text:span text:style-name="T13">1</text:span>,<text:span text:style-name="T13">0</text:span>-1<text:span text:style-name="T13">0</text:span></text:p>
          </table:table-cell>
          <table:table-cell table:style-name="t3.B2" office:value-type="string">
            <text:p text:style-name="P47">ИБН-<text:span text:style-name="T13">8-6</text:span></text:p>
            <text:p text:style-name="P46"><text:span text:style-name="T13">N</text:span>0<text:span text:style-name="T13">10</text:span>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7,</text:span>0</text:p>
            <text:p text:style-name="P46">20-100</text:p>
          </table:table-cell>
          <table:table-cell table:style-name="t3.B2" office:value-type="string">
            <text:p text:style-name="P59">ИБН-8-6</text:p>
            <text:p text:style-name="P60"><text:s text:c="3"/>N010</text:p>
            <text:p text:style-name="P58"><text:span text:style-name="T13">R=1,0 </text:span><text:span text:style-name="T14">m</text:span></text:p>
            <text:p text:style-name="P60">B(R)=0,863</text:p>
            <text:p text:style-name="P58"><text:span text:style-name="T15"></text:span><text:span text:style-name="T26">0i</text:span><text:span text:style-name="T13">=235</text:span></text:p>
            <text:p text:style-name="P59">210<text:span text:style-name="T21">2</text:span> - 10<text:span text:style-name="T21">3</text:span></text:p>
          </table:table-cell>
          <table:table-cell table:style-name="t3.F2" office:value-type="string">
            <text:p text:style-name="P59">ИБН-8-6</text:p>
            <text:p text:style-name="P60"><text:s text:c="3"/>N010</text:p>
            <text:p text:style-name="P58"><text:span text:style-name="T13">R=0,5 </text:span><text:span text:style-name="T14">m</text:span></text:p>
            <text:p text:style-name="P60">B(R)=0,957</text:p>
            <text:p text:style-name="P58"><text:span text:style-name="T15"></text:span><text:span text:style-name="T26">0i</text:span><text:span text:style-name="T13">=1019</text:span></text:p>
            <text:p text:style-name="P59">210<text:span text:style-name="T21">3</text:span> - 10<text:span text:style-name="T21">4</text:span></text:p>
          </table:table-cell>
        </table:table-row>
        <table:table-row>
          <table:table-cell table:style-name="t3.A3" office:value-type="string">
            <text:p text:style-name="P48"><text:span text:style-name="T13">Readings</text:span> <text:span text:style-name="T13">at check point</text:span> <text:s/><text:span text:style-name="T24"></text:span><text:span text:style-name="T34">0</text:span><text:span text:style-name="T26">i</text:span>, с<text:span text:style-name="T21">-1</text:span><text:span text:style-name="T23">см</text:span><text:span text:style-name="T21">-2 </text:span><text:span text:style-name="T48">,</text:span> %</text:p>
          </table:table-cell>
          <table:table-cell table:style-name="t3.B3" office:value-type="string">
            <text:p text:style-name="P47"/>
          </table:table-cell>
          <table:table-cell table:style-name="t3.B3" office:value-type="string">
            <text:p text:style-name="P50">$3-61</text:p>
            <text:p text:style-name="P50">$3-71</text:p>
            <text:p text:style-name="P50">$3-81</text:p>
          </table:table-cell>
          <table:table-cell table:style-name="t3.B3" office:value-type="string">
            <text:p text:style-name="P50">$3-62</text:p>
            <text:p text:style-name="P50">$3-72</text:p>
            <text:p text:style-name="P50">$3-82</text:p>
          </table:table-cell>
          <table:table-cell table:style-name="t3.B3" office:value-type="string">
            <text:p text:style-name="P50">$3-63</text:p>
            <text:p text:style-name="P50">$3-73</text:p>
            <text:p text:style-name="P50">$3-83</text:p>
          </table:table-cell>
          <table:table-cell table:style-name="t3.F3" office:value-type="string">
            <text:p text:style-name="P50">$3-64</text:p>
            <text:p text:style-name="P50">$3-74</text:p>
            <text:p text:style-name="P50">$3-84</text:p>
          </table:table-cell>
        </table:table-row>
        <table:table-row>
          <table:table-cell table:style-name="t3.A3" office:value-type="string">
            <text:p text:style-name="P48"><text:span text:style-name="T13">Average readings</text:span>, <text:span text:style-name="T24"></text:span><text:span text:style-name="T26">i</text:span>, <text:span text:style-name="T14">s</text:span><text:span text:style-name="T21">-1</text:span><text:span text:style-name="T14">cm</text:span><text:span text:style-name="T21">-2</text:span></text:p>
          </table:table-cell>
          <table:table-cell table:style-name="t3.B3" office:value-type="string">
            <text:p text:style-name="P50">$3-00</text:p>
          </table:table-cell>
          <table:table-cell table:style-name="t3.B3" office:value-type="string">
            <text:p text:style-name="P50">$3-01</text:p>
          </table:table-cell>
          <table:table-cell table:style-name="t3.B3" office:value-type="string">
            <text:p text:style-name="P50">$3-02</text:p>
          </table:table-cell>
          <table:table-cell table:style-name="t3.B3" office:value-type="string">
            <text:p text:style-name="P50">$3-03</text:p>
          </table:table-cell>
          <table:table-cell table:style-name="t3.F3" office:value-type="string">
            <text:p text:style-name="P50">$3-04</text:p>
          </table:table-cell>
        </table:table-row>
        <table:table-row>
          <table:table-cell table:style-name="t3.A3" office:value-type="string">
            <text:p text:style-name="P48"><text:span text:style-name="T13">Result of flux density measurement</text:span> <text:s/><text:span text:style-name="T13">at control point</text:span></text:p>
            <text:p text:style-name="P45"><text:span text:style-name="T24"></text:span><text:span text:style-name="T27">np</text:span><text:span text:style-name="T26">i</text:span>, <text:span text:style-name="T51">s</text:span><text:span text:style-name="T21">-1</text:span><text:span text:style-name="T48"></text:span><text:span text:style-name="T51">cm</text:span><text:span text:style-name="T21">-2</text:span></text:p>
          </table:table-cell>
          <table:table-cell table:style-name="t3.B3" office:value-type="string">
            <text:p text:style-name="P47"/>
          </table:table-cell>
          <table:table-cell table:style-name="t3.B3" office:value-type="string">
            <text:p text:style-name="P50">$3-n21</text:p>
          </table:table-cell>
          <table:table-cell table:style-name="t3.B3" office:value-type="string">
            <text:p text:style-name="P50">$3-n22</text:p>
          </table:table-cell>
          <table:table-cell table:style-name="t3.B3" office:value-type="string">
            <text:p text:style-name="P50">$3-n23</text:p>
          </table:table-cell>
          <table:table-cell table:style-name="t3.F3" office:value-type="string">
            <text:p text:style-name="P50">$3-n24</text:p>
          </table:table-cell>
        </table:table-row>
        <table:table-row>
          <table:table-cell table:style-name="t3.A3" office:value-type="string">
            <text:p text:style-name="P48"><text:span text:style-name="T13">Intrinsic relative error of measurement</text:span>, <text:span text:style-name="T37">θ</text:span><text:span text:style-name="T35">пр</text:span><text:span text:style-name="T28">i</text:span><text:span text:style-name="T37">, </text:span>%</text:p>
          </table:table-cell>
          <table:table-cell table:style-name="t3.B3" office:value-type="string">
            <text:p text:style-name="P47"/>
          </table:table-cell>
          <table:table-cell table:style-name="t3.B3" office:value-type="string">
            <text:p text:style-name="P50">$3-n31</text:p>
          </table:table-cell>
          <table:table-cell table:style-name="t3.B3" office:value-type="string">
            <text:p text:style-name="P50">$3-n32</text:p>
          </table:table-cell>
          <table:table-cell table:style-name="t3.B3" office:value-type="string">
            <text:p text:style-name="P50">$3-n33</text:p>
          </table:table-cell>
          <table:table-cell table:style-name="t3.F3" office:value-type="string">
            <text:p text:style-name="P50">$3-n34</text:p>
          </table:table-cell>
        </table:table-row>
        <table:table-row>
          <table:table-cell table:style-name="t3.A3" office:value-type="string">
            <text:p text:style-name="P48"><text:span text:style-name="T13">Confidence limit of the intrinsic relative error</text:span> <text:span text:style-name="T53">Δ</text:span><text:span text:style-name="T16">i</text:span>, %</text:p>
          </table:table-cell>
          <table:table-cell table:style-name="t3.B3" office:value-type="string">
            <text:p text:style-name="P47"/>
            <text:p text:style-name="P46"/>
          </table:table-cell>
          <table:table-cell table:style-name="t3.B3" office:value-type="string">
            <text:p text:style-name="P50">$3-n41</text:p>
          </table:table-cell>
          <table:table-cell table:style-name="t3.B3" office:value-type="string">
            <text:p text:style-name="P50">$3-n42</text:p>
          </table:table-cell>
          <table:table-cell table:style-name="t3.B3" office:value-type="string">
            <text:p text:style-name="P50">$3-n43</text:p>
          </table:table-cell>
          <table:table-cell table:style-name="t3.F3" office:value-type="string">
            <text:p text:style-name="P50">$3-n44</text:p>
          </table:table-cell>
        </table:table-row>
        <table:table-row table:style-name="t3.8">
          <table:table-cell table:style-name="t3.A8" office:value-type="string">
            <text:p text:style-name="P62"><text:span text:style-name="T13">Limite of intrinsic relative error </text:span>, % <text:s/><text:span text:style-name="T13">not above</text:span></text:p>
          </table:table-cell>
          <table:table-cell table:style-name="t3.B8" office:value-type="string">
            <text:p text:style-name="P47"/>
          </table:table-cell>
          <table:table-cell table:style-name="t3.C8" table:number-columns-spanned="4" office:value-type="string">
            <text:p text:style-name="P47">±<text:span text:style-name="T36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able:table-row>
          <table:table-cell table:style-name="t4.A1" table:number-columns-spanned="6" office:value-type="string">
            <text:p text:style-name="P63"><text:span text:style-name="T13">BDKN-02 (</text:span><text:span text:style-name="T55">n</text:span><text:span text:style-name="T13">) s/n: $bd_num4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47"><text:span text:style-name="T13">Flux density</text:span> <text:span text:style-name="T13">at check point </text:span><text:span text:style-name="T24"></text:span><text:span text:style-name="T34">0</text:span><text:span text:style-name="T26">i</text:span> ,<text:line-break/><text:span text:style-name="T14">s</text:span><text:span text:style-name="T21">-1</text:span><text:span text:style-name="T14">cm</text:span><text:span text:style-name="T21">-2</text:span></text:p>
          </table:table-cell>
          <table:table-cell table:style-name="t4.B2" office:value-type="string">
            <text:p text:style-name="P49">Background</text:p>
            <text:p text:style-name="P46"><text:span text:style-name="T13">R=</text:span>2<text:span text:style-name="T13">,0 </text:span><text:span text:style-name="T14">m</text:span></text:p>
          </table:table-cell>
          <table:table-cell table:style-name="t4.B2" office:value-type="string">
            <text:p text:style-name="P47">ИБН-<text:span text:style-name="T13">8-3</text:span></text:p>
            <text:p text:style-name="P49">N027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,9</text:span></text:p>
            <text:p text:style-name="P64"><text:span text:style-name="T13">1</text:span>,<text:span text:style-name="T13">0</text:span>-1<text:span text:style-name="T13">0</text:span></text:p>
          </table:table-cell>
          <table:table-cell table:style-name="t4.B2" office:value-type="string">
            <text:p text:style-name="P47">ИБН-<text:span text:style-name="T13">8-6</text:span></text:p>
            <text:p text:style-name="P46"><text:span text:style-name="T13">N</text:span>0<text:span text:style-name="T13">10</text:span>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7,</text:span>0</text:p>
            <text:p text:style-name="P46">20-100</text:p>
          </table:table-cell>
          <table:table-cell table:style-name="t4.B2" office:value-type="string">
            <text:p text:style-name="P59">ИБН-8-6</text:p>
            <text:p text:style-name="P60"><text:s text:c="3"/>N010</text:p>
            <text:p text:style-name="P58"><text:span text:style-name="T13">R=1,0 </text:span><text:span text:style-name="T14">m</text:span></text:p>
            <text:p text:style-name="P60">B(R)=0,863</text:p>
            <text:p text:style-name="P58"><text:span text:style-name="T15"></text:span><text:span text:style-name="T26">0i</text:span><text:span text:style-name="T13">=235</text:span></text:p>
            <text:p text:style-name="P59">210<text:span text:style-name="T21">2</text:span> - 10<text:span text:style-name="T21">3</text:span></text:p>
          </table:table-cell>
          <table:table-cell table:style-name="t4.F2" office:value-type="string">
            <text:p text:style-name="P59">ИБН-8-6</text:p>
            <text:p text:style-name="P60"><text:s text:c="3"/>N010</text:p>
            <text:p text:style-name="P58"><text:span text:style-name="T13">R=0,5 </text:span><text:span text:style-name="T14">m</text:span></text:p>
            <text:p text:style-name="P60">B(R)=0,957</text:p>
            <text:p text:style-name="P58"><text:span text:style-name="T15"></text:span><text:span text:style-name="T26">0i</text:span><text:span text:style-name="T13">=1019</text:span></text:p>
            <text:p text:style-name="P59">210<text:span text:style-name="T21">3</text:span> - 10<text:span text:style-name="T21">4</text:span></text:p>
          </table:table-cell>
        </table:table-row>
        <table:table-row>
          <table:table-cell table:style-name="t4.A3" office:value-type="string">
            <text:p text:style-name="P48"><text:span text:style-name="T13">Readings</text:span> <text:span text:style-name="T13">at check point</text:span> <text:s/><text:span text:style-name="T24"></text:span><text:span text:style-name="T34">0</text:span><text:span text:style-name="T26">i</text:span>, с<text:span text:style-name="T21">-1</text:span><text:span text:style-name="T23">см</text:span><text:span text:style-name="T21">-2 </text:span><text:span text:style-name="T48">,</text:span> %</text:p>
          </table:table-cell>
          <table:table-cell table:style-name="t4.B3" office:value-type="string">
            <text:p text:style-name="P47"/>
          </table:table-cell>
          <table:table-cell table:style-name="t4.B3" office:value-type="string">
            <text:p text:style-name="P50">$4-61</text:p>
            <text:p text:style-name="P50">$4-71</text:p>
            <text:p text:style-name="P50">$4-81</text:p>
          </table:table-cell>
          <table:table-cell table:style-name="t4.B3" office:value-type="string">
            <text:p text:style-name="P50">$4-62</text:p>
            <text:p text:style-name="P50">$4-72</text:p>
            <text:p text:style-name="P50">$4-82</text:p>
          </table:table-cell>
          <table:table-cell table:style-name="t4.B3" office:value-type="string">
            <text:p text:style-name="P50">$4-63</text:p>
            <text:p text:style-name="P50">$4-73</text:p>
            <text:p text:style-name="P50">$4-83</text:p>
          </table:table-cell>
          <table:table-cell table:style-name="t4.F3" office:value-type="string">
            <text:p text:style-name="P50">$4-64</text:p>
            <text:p text:style-name="P50">$4-74</text:p>
            <text:p text:style-name="P50">$4-84</text:p>
          </table:table-cell>
        </table:table-row>
        <table:table-row>
          <table:table-cell table:style-name="t4.A3" office:value-type="string">
            <text:p text:style-name="P48"><text:span text:style-name="T13">Average readings</text:span>, <text:span text:style-name="T24"></text:span><text:span text:style-name="T26">i</text:span>, <text:span text:style-name="T14">s</text:span><text:span text:style-name="T21">-1</text:span><text:span text:style-name="T14">cm</text:span><text:span text:style-name="T21">-2</text:span></text:p>
          </table:table-cell>
          <table:table-cell table:style-name="t4.B3" office:value-type="string">
            <text:p text:style-name="P50">$4-00</text:p>
          </table:table-cell>
          <table:table-cell table:style-name="t4.B3" office:value-type="string">
            <text:p text:style-name="P50">$4-01</text:p>
          </table:table-cell>
          <table:table-cell table:style-name="t4.B3" office:value-type="string">
            <text:p text:style-name="P50">$4-02</text:p>
          </table:table-cell>
          <table:table-cell table:style-name="t4.B3" office:value-type="string">
            <text:p text:style-name="P50">$4-03</text:p>
          </table:table-cell>
          <table:table-cell table:style-name="t4.F3" office:value-type="string">
            <text:p text:style-name="P50">$4-04</text:p>
          </table:table-cell>
        </table:table-row>
        <table:table-row>
          <table:table-cell table:style-name="t4.A3" office:value-type="string">
            <text:p text:style-name="P48"><text:span text:style-name="T13">Result of flux density measurement</text:span> <text:s/><text:span text:style-name="T13">at control point</text:span></text:p>
            <text:p text:style-name="P45"><text:span text:style-name="T24"></text:span><text:span text:style-name="T27">np</text:span><text:span text:style-name="T26">i</text:span>, <text:span text:style-name="T51">s</text:span><text:span text:style-name="T21">-1</text:span><text:span text:style-name="T48"></text:span><text:span text:style-name="T51">cm</text:span><text:span text:style-name="T21">-2</text:span></text:p>
          </table:table-cell>
          <table:table-cell table:style-name="t4.B3" office:value-type="string">
            <text:p text:style-name="P47"/>
          </table:table-cell>
          <table:table-cell table:style-name="t4.B3" office:value-type="string">
            <text:p text:style-name="P50">$4-n21</text:p>
          </table:table-cell>
          <table:table-cell table:style-name="t4.B3" office:value-type="string">
            <text:p text:style-name="P50">$4-n22</text:p>
          </table:table-cell>
          <table:table-cell table:style-name="t4.B3" office:value-type="string">
            <text:p text:style-name="P50">$4-n23</text:p>
          </table:table-cell>
          <table:table-cell table:style-name="t4.F3" office:value-type="string">
            <text:p text:style-name="P50">$4-n24</text:p>
          </table:table-cell>
        </table:table-row>
        <table:table-row>
          <table:table-cell table:style-name="t4.A3" office:value-type="string">
            <text:p text:style-name="P48"><text:span text:style-name="T13">Intrinsic relative error of measurement</text:span>, <text:span text:style-name="T37">θ</text:span><text:span text:style-name="T35">пр</text:span><text:span text:style-name="T28">i</text:span><text:span text:style-name="T37">, </text:span>%</text:p>
          </table:table-cell>
          <table:table-cell table:style-name="t4.B3" office:value-type="string">
            <text:p text:style-name="P47"/>
          </table:table-cell>
          <table:table-cell table:style-name="t4.B3" office:value-type="string">
            <text:p text:style-name="P50">$4-n31</text:p>
          </table:table-cell>
          <table:table-cell table:style-name="t4.B3" office:value-type="string">
            <text:p text:style-name="P50">$4-n32</text:p>
          </table:table-cell>
          <table:table-cell table:style-name="t4.B3" office:value-type="string">
            <text:p text:style-name="P50">$4-n33</text:p>
          </table:table-cell>
          <table:table-cell table:style-name="t4.F3" office:value-type="string">
            <text:p text:style-name="P50">$4-n34</text:p>
          </table:table-cell>
        </table:table-row>
        <table:table-row>
          <table:table-cell table:style-name="t4.A3" office:value-type="string">
            <text:p text:style-name="P48"><text:span text:style-name="T13">Confidence limit of the intrinsic relative error</text:span> <text:span text:style-name="T53">Δ</text:span><text:span text:style-name="T16">i</text:span>, %</text:p>
          </table:table-cell>
          <table:table-cell table:style-name="t4.B3" office:value-type="string">
            <text:p text:style-name="P47"/>
            <text:p text:style-name="P46"/>
          </table:table-cell>
          <table:table-cell table:style-name="t4.B3" office:value-type="string">
            <text:p text:style-name="P50">$4-n41</text:p>
          </table:table-cell>
          <table:table-cell table:style-name="t4.B3" office:value-type="string">
            <text:p text:style-name="P50">$4-n42</text:p>
          </table:table-cell>
          <table:table-cell table:style-name="t4.B3" office:value-type="string">
            <text:p text:style-name="P50">$4-n43</text:p>
          </table:table-cell>
          <table:table-cell table:style-name="t4.F3" office:value-type="string">
            <text:p text:style-name="P50">$4-n44</text:p>
          </table:table-cell>
        </table:table-row>
        <table:table-row table:style-name="t4.8">
          <table:table-cell table:style-name="t4.A8" office:value-type="string">
            <text:p text:style-name="P62"><text:span text:style-name="T13">Limite of intrinsic relative error </text:span>, % <text:s/><text:span text:style-name="T13">not above</text:span></text:p>
          </table:table-cell>
          <table:table-cell table:style-name="t4.B8" office:value-type="string">
            <text:p text:style-name="P47"/>
          </table:table-cell>
          <table:table-cell table:style-name="t4.C8" table:number-columns-spanned="4" office:value-type="string">
            <text:p text:style-name="P47">±<text:span text:style-name="T36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ext:soft-page-break/>
        <table:table-row>
          <table:table-cell table:style-name="t5.A1" table:number-columns-spanned="6" office:value-type="string">
            <text:p text:style-name="P63"><text:span text:style-name="T13">BDKN-02 (</text:span><text:span text:style-name="T55">n</text:span><text:span text:style-name="T13">) s/n: $bd_num5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47"><text:span text:style-name="T13">Flux density</text:span> <text:span text:style-name="T13">at check point </text:span><text:span text:style-name="T24"></text:span><text:span text:style-name="T34">0</text:span><text:span text:style-name="T26">i</text:span> ,<text:line-break/><text:span text:style-name="T14">s</text:span><text:span text:style-name="T21">-1</text:span><text:span text:style-name="T14">cm</text:span><text:span text:style-name="T21">-2</text:span></text:p>
          </table:table-cell>
          <table:table-cell table:style-name="t5.B2" office:value-type="string">
            <text:p text:style-name="P49">Background</text:p>
            <text:p text:style-name="P46"><text:span text:style-name="T13">R=</text:span>2<text:span text:style-name="T13">,0 </text:span><text:span text:style-name="T14">m</text:span></text:p>
          </table:table-cell>
          <table:table-cell table:style-name="t5.B2" office:value-type="string">
            <text:p text:style-name="P47">ИБН-<text:span text:style-name="T13">8-3</text:span></text:p>
            <text:p text:style-name="P49">N027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,9</text:span></text:p>
            <text:p text:style-name="P64"><text:span text:style-name="T13">1</text:span>,<text:span text:style-name="T13">0</text:span>-1<text:span text:style-name="T13">0</text:span></text:p>
          </table:table-cell>
          <table:table-cell table:style-name="t5.B2" office:value-type="string">
            <text:p text:style-name="P47">ИБН-<text:span text:style-name="T13">8-6</text:span></text:p>
            <text:p text:style-name="P46"><text:span text:style-name="T13">N</text:span>0<text:span text:style-name="T13">10</text:span>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7,</text:span>0</text:p>
            <text:p text:style-name="P46">20-100</text:p>
          </table:table-cell>
          <table:table-cell table:style-name="t5.B2" office:value-type="string">
            <text:p text:style-name="P59">ИБН-8-6</text:p>
            <text:p text:style-name="P60"><text:s text:c="3"/>N010</text:p>
            <text:p text:style-name="P58"><text:span text:style-name="T13">R=1,0 </text:span><text:span text:style-name="T14">m</text:span></text:p>
            <text:p text:style-name="P60">B(R)=0,863</text:p>
            <text:p text:style-name="P58"><text:span text:style-name="T15"></text:span><text:span text:style-name="T26">0i</text:span><text:span text:style-name="T13">=235</text:span></text:p>
            <text:p text:style-name="P59">210<text:span text:style-name="T21">2</text:span> - 10<text:span text:style-name="T21">3</text:span></text:p>
          </table:table-cell>
          <table:table-cell table:style-name="t5.F2" office:value-type="string">
            <text:p text:style-name="P59">ИБН-8-6</text:p>
            <text:p text:style-name="P60"><text:s text:c="3"/>N010</text:p>
            <text:p text:style-name="P58"><text:span text:style-name="T13">R=0,5 </text:span><text:span text:style-name="T14">m</text:span></text:p>
            <text:p text:style-name="P60">B(R)=0,957</text:p>
            <text:p text:style-name="P58"><text:span text:style-name="T15"></text:span><text:span text:style-name="T26">0i</text:span><text:span text:style-name="T13">=1019</text:span></text:p>
            <text:p text:style-name="P59">210<text:span text:style-name="T21">3</text:span> - 10<text:span text:style-name="T21">4</text:span></text:p>
          </table:table-cell>
        </table:table-row>
        <table:table-row>
          <table:table-cell table:style-name="t5.A3" office:value-type="string">
            <text:p text:style-name="P48"><text:span text:style-name="T13">Readings</text:span> <text:span text:style-name="T13">at check point</text:span> <text:s/><text:span text:style-name="T24"></text:span><text:span text:style-name="T34">0</text:span><text:span text:style-name="T26">i</text:span>, с<text:span text:style-name="T21">-1</text:span><text:span text:style-name="T23">см</text:span><text:span text:style-name="T21">-2 </text:span><text:span text:style-name="T48">,</text:span> %</text:p>
          </table:table-cell>
          <table:table-cell table:style-name="t5.B3" office:value-type="string">
            <text:p text:style-name="P47"/>
          </table:table-cell>
          <table:table-cell table:style-name="t5.B3" office:value-type="string">
            <text:p text:style-name="P50">$5-61</text:p>
            <text:p text:style-name="P50">$5-71</text:p>
            <text:p text:style-name="P50">$5-81</text:p>
          </table:table-cell>
          <table:table-cell table:style-name="t5.B3" office:value-type="string">
            <text:p text:style-name="P50">$5-62</text:p>
            <text:p text:style-name="P50">$5-72</text:p>
            <text:p text:style-name="P50">$5-82</text:p>
          </table:table-cell>
          <table:table-cell table:style-name="t5.B3" office:value-type="string">
            <text:p text:style-name="P50">$5-63</text:p>
            <text:p text:style-name="P50">$5-73</text:p>
            <text:p text:style-name="P50">$5-83</text:p>
          </table:table-cell>
          <table:table-cell table:style-name="t5.F3" office:value-type="string">
            <text:p text:style-name="P50">$5-64</text:p>
            <text:p text:style-name="P50">$5-74</text:p>
            <text:p text:style-name="P50">$5-84</text:p>
          </table:table-cell>
        </table:table-row>
        <table:table-row>
          <table:table-cell table:style-name="t5.A3" office:value-type="string">
            <text:p text:style-name="P48"><text:span text:style-name="T13">Average readings</text:span>, <text:span text:style-name="T24"></text:span><text:span text:style-name="T26">i</text:span>, <text:span text:style-name="T14">s</text:span><text:span text:style-name="T21">-1</text:span><text:span text:style-name="T14">cm</text:span><text:span text:style-name="T21">-2</text:span></text:p>
          </table:table-cell>
          <table:table-cell table:style-name="t5.B3" office:value-type="string">
            <text:p text:style-name="P50">$5-00</text:p>
          </table:table-cell>
          <table:table-cell table:style-name="t5.B3" office:value-type="string">
            <text:p text:style-name="P50">$5-01</text:p>
          </table:table-cell>
          <table:table-cell table:style-name="t5.B3" office:value-type="string">
            <text:p text:style-name="P50">$5-02</text:p>
          </table:table-cell>
          <table:table-cell table:style-name="t5.B3" office:value-type="string">
            <text:p text:style-name="P50">$5-03</text:p>
          </table:table-cell>
          <table:table-cell table:style-name="t5.F3" office:value-type="string">
            <text:p text:style-name="P50">$5-04</text:p>
          </table:table-cell>
        </table:table-row>
        <table:table-row>
          <table:table-cell table:style-name="t5.A3" office:value-type="string">
            <text:p text:style-name="P48"><text:span text:style-name="T13">Result of flux density measurement</text:span> <text:s/><text:span text:style-name="T13">at control point</text:span></text:p>
            <text:p text:style-name="P45"><text:span text:style-name="T24"></text:span><text:span text:style-name="T27">np</text:span><text:span text:style-name="T26">i</text:span>, <text:span text:style-name="T51">s</text:span><text:span text:style-name="T21">-1</text:span><text:span text:style-name="T48"></text:span><text:span text:style-name="T51">cm</text:span><text:span text:style-name="T21">-2</text:span></text:p>
          </table:table-cell>
          <table:table-cell table:style-name="t5.B3" office:value-type="string">
            <text:p text:style-name="P47"/>
          </table:table-cell>
          <table:table-cell table:style-name="t5.B3" office:value-type="string">
            <text:p text:style-name="P50">$5-n21</text:p>
          </table:table-cell>
          <table:table-cell table:style-name="t5.B3" office:value-type="string">
            <text:p text:style-name="P50">$5-n22</text:p>
          </table:table-cell>
          <table:table-cell table:style-name="t5.B3" office:value-type="string">
            <text:p text:style-name="P50">$5-n23</text:p>
          </table:table-cell>
          <table:table-cell table:style-name="t5.F3" office:value-type="string">
            <text:p text:style-name="P50">$5-n24</text:p>
          </table:table-cell>
        </table:table-row>
        <table:table-row>
          <table:table-cell table:style-name="t5.A3" office:value-type="string">
            <text:p text:style-name="P48"><text:span text:style-name="T13">Intrinsic relative error of measurement</text:span>, <text:span text:style-name="T37">θ</text:span><text:span text:style-name="T35">пр</text:span><text:span text:style-name="T28">i</text:span><text:span text:style-name="T37">, </text:span>%</text:p>
          </table:table-cell>
          <table:table-cell table:style-name="t5.B3" office:value-type="string">
            <text:p text:style-name="P47"/>
          </table:table-cell>
          <table:table-cell table:style-name="t5.B3" office:value-type="string">
            <text:p text:style-name="P50">$5-n31</text:p>
          </table:table-cell>
          <table:table-cell table:style-name="t5.B3" office:value-type="string">
            <text:p text:style-name="P50">$5-n32</text:p>
          </table:table-cell>
          <table:table-cell table:style-name="t5.B3" office:value-type="string">
            <text:p text:style-name="P50">$5-n33</text:p>
          </table:table-cell>
          <table:table-cell table:style-name="t5.F3" office:value-type="string">
            <text:p text:style-name="P50">$5-n34</text:p>
          </table:table-cell>
        </table:table-row>
        <table:table-row>
          <table:table-cell table:style-name="t5.A3" office:value-type="string">
            <text:p text:style-name="P48"><text:span text:style-name="T13">Confidence limit of the intrinsic relative error</text:span> <text:span text:style-name="T53">Δ</text:span><text:span text:style-name="T16">i</text:span>, %</text:p>
          </table:table-cell>
          <table:table-cell table:style-name="t5.B3" office:value-type="string">
            <text:p text:style-name="P47"/>
            <text:p text:style-name="P46"/>
          </table:table-cell>
          <table:table-cell table:style-name="t5.B3" office:value-type="string">
            <text:p text:style-name="P50">$5-n41</text:p>
          </table:table-cell>
          <table:table-cell table:style-name="t5.B3" office:value-type="string">
            <text:p text:style-name="P50">$5-n42</text:p>
          </table:table-cell>
          <table:table-cell table:style-name="t5.B3" office:value-type="string">
            <text:p text:style-name="P50">$5-n43</text:p>
          </table:table-cell>
          <table:table-cell table:style-name="t5.F3" office:value-type="string">
            <text:p text:style-name="P50">$5-n44</text:p>
          </table:table-cell>
        </table:table-row>
        <table:table-row table:style-name="t5.8">
          <table:table-cell table:style-name="t5.A8" office:value-type="string">
            <text:p text:style-name="P62"><text:span text:style-name="T13">Limite of intrinsic relative error </text:span>, % <text:s/><text:span text:style-name="T13">not above</text:span></text:p>
          </table:table-cell>
          <table:table-cell table:style-name="t5.B8" office:value-type="string">
            <text:p text:style-name="P47"/>
          </table:table-cell>
          <table:table-cell table:style-name="t5.C8" table:number-columns-spanned="4" office:value-type="string">
            <text:p text:style-name="P47">±<text:span text:style-name="T36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able:table-row>
          <table:table-cell table:style-name="t6.A1" table:number-columns-spanned="6" office:value-type="string">
            <text:p text:style-name="P63"><text:span text:style-name="T13">BDKN-02 (</text:span><text:span text:style-name="T55">n</text:span><text:span text:style-name="T13">) s/n: $bd_num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47"><text:span text:style-name="T13">Flux density</text:span> <text:span text:style-name="T13">at check point </text:span><text:span text:style-name="T24"></text:span><text:span text:style-name="T34">0</text:span><text:span text:style-name="T26">i</text:span> ,<text:line-break/><text:span text:style-name="T14">s</text:span><text:span text:style-name="T21">-1</text:span><text:span text:style-name="T14">cm</text:span><text:span text:style-name="T21">-2</text:span></text:p>
          </table:table-cell>
          <table:table-cell table:style-name="t6.B2" office:value-type="string">
            <text:p text:style-name="P49">Background</text:p>
            <text:p text:style-name="P46"><text:span text:style-name="T13">R=</text:span>2<text:span text:style-name="T13">,0 </text:span><text:span text:style-name="T14">m</text:span></text:p>
          </table:table-cell>
          <table:table-cell table:style-name="t6.B2" office:value-type="string">
            <text:p text:style-name="P47">ИБН-<text:span text:style-name="T13">8-3</text:span></text:p>
            <text:p text:style-name="P49">N027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,9</text:span></text:p>
            <text:p text:style-name="P64"><text:span text:style-name="T13">1</text:span>,<text:span text:style-name="T13">0</text:span>-1<text:span text:style-name="T13">0</text:span></text:p>
          </table:table-cell>
          <table:table-cell table:style-name="t6.B2" office:value-type="string">
            <text:p text:style-name="P47">ИБН-<text:span text:style-name="T13">8-6</text:span></text:p>
            <text:p text:style-name="P46"><text:span text:style-name="T13">N</text:span>0<text:span text:style-name="T13">10</text:span>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7,</text:span>0</text:p>
            <text:p text:style-name="P46">20-100</text:p>
          </table:table-cell>
          <table:table-cell table:style-name="t6.B2" office:value-type="string">
            <text:p text:style-name="P59">ИБН-8-6</text:p>
            <text:p text:style-name="P60"><text:s text:c="3"/>N010</text:p>
            <text:p text:style-name="P58"><text:span text:style-name="T13">R=1,0 </text:span><text:span text:style-name="T14">m</text:span></text:p>
            <text:p text:style-name="P60">B(R)=0,863</text:p>
            <text:p text:style-name="P58"><text:span text:style-name="T15"></text:span><text:span text:style-name="T26">0i</text:span><text:span text:style-name="T13">=235</text:span></text:p>
            <text:p text:style-name="P59">210<text:span text:style-name="T21">2</text:span> - 10<text:span text:style-name="T21">3</text:span></text:p>
          </table:table-cell>
          <table:table-cell table:style-name="t6.F2" office:value-type="string">
            <text:p text:style-name="P59">ИБН-8-6</text:p>
            <text:p text:style-name="P60"><text:s text:c="3"/>N010</text:p>
            <text:p text:style-name="P58"><text:span text:style-name="T13">R=0,5 </text:span><text:span text:style-name="T14">m</text:span></text:p>
            <text:p text:style-name="P60">B(R)=0,957</text:p>
            <text:p text:style-name="P58"><text:span text:style-name="T15"></text:span><text:span text:style-name="T26">0i</text:span><text:span text:style-name="T13">=1019</text:span></text:p>
            <text:p text:style-name="P59">210<text:span text:style-name="T21">3</text:span> - 10<text:span text:style-name="T21">4</text:span></text:p>
          </table:table-cell>
        </table:table-row>
        <table:table-row>
          <table:table-cell table:style-name="t6.A3" office:value-type="string">
            <text:p text:style-name="P48"><text:span text:style-name="T13">Readings</text:span> <text:span text:style-name="T13">at check point</text:span> <text:s/><text:span text:style-name="T24"></text:span><text:span text:style-name="T34">0</text:span><text:span text:style-name="T26">i</text:span>, с<text:span text:style-name="T21">-1</text:span><text:span text:style-name="T23">см</text:span><text:span text:style-name="T21">-2 </text:span><text:span text:style-name="T48">,</text:span> %</text:p>
          </table:table-cell>
          <table:table-cell table:style-name="t6.B3" office:value-type="string">
            <text:p text:style-name="P47"/>
          </table:table-cell>
          <table:table-cell table:style-name="t6.B3" office:value-type="string">
            <text:p text:style-name="P50">$6-61</text:p>
            <text:p text:style-name="P50">$6-71</text:p>
            <text:p text:style-name="P50">$6-81</text:p>
          </table:table-cell>
          <table:table-cell table:style-name="t6.B3" office:value-type="string">
            <text:p text:style-name="P50">$6-62</text:p>
            <text:p text:style-name="P50">$6-72</text:p>
            <text:p text:style-name="P50">$6-82</text:p>
          </table:table-cell>
          <table:table-cell table:style-name="t6.B3" office:value-type="string">
            <text:p text:style-name="P50">$6-63</text:p>
            <text:p text:style-name="P50">$6-73</text:p>
            <text:p text:style-name="P50">$6-83</text:p>
          </table:table-cell>
          <table:table-cell table:style-name="t6.F3" office:value-type="string">
            <text:p text:style-name="P50">$6-64</text:p>
            <text:p text:style-name="P50">$6-74</text:p>
            <text:p text:style-name="P50">$6-84</text:p>
          </table:table-cell>
        </table:table-row>
        <table:table-row>
          <table:table-cell table:style-name="t6.A3" office:value-type="string">
            <text:p text:style-name="P48"><text:span text:style-name="T13">Average readings</text:span>, <text:span text:style-name="T24"></text:span><text:span text:style-name="T26">i</text:span>, <text:span text:style-name="T14">s</text:span><text:span text:style-name="T21">-1</text:span><text:span text:style-name="T14">cm</text:span><text:span text:style-name="T21">-2</text:span></text:p>
          </table:table-cell>
          <table:table-cell table:style-name="t6.B3" office:value-type="string">
            <text:p text:style-name="P50">$6-00</text:p>
          </table:table-cell>
          <table:table-cell table:style-name="t6.B3" office:value-type="string">
            <text:p text:style-name="P50">$6-01</text:p>
          </table:table-cell>
          <table:table-cell table:style-name="t6.B3" office:value-type="string">
            <text:p text:style-name="P50">$6-02</text:p>
          </table:table-cell>
          <table:table-cell table:style-name="t6.B3" office:value-type="string">
            <text:p text:style-name="P50">$6-03</text:p>
          </table:table-cell>
          <table:table-cell table:style-name="t6.F3" office:value-type="string">
            <text:p text:style-name="P50">$6-04</text:p>
          </table:table-cell>
        </table:table-row>
        <table:table-row>
          <table:table-cell table:style-name="t6.A3" office:value-type="string">
            <text:p text:style-name="P48"><text:span text:style-name="T13">Result of flux density measurement</text:span> <text:s/><text:span text:style-name="T13">at control point</text:span></text:p>
            <text:p text:style-name="P45"><text:span text:style-name="T24"></text:span><text:span text:style-name="T27">np</text:span><text:span text:style-name="T26">i</text:span>, <text:span text:style-name="T51">s</text:span><text:span text:style-name="T21">-1</text:span><text:span text:style-name="T48"></text:span><text:span text:style-name="T51">cm</text:span><text:span text:style-name="T21">-2</text:span></text:p>
          </table:table-cell>
          <table:table-cell table:style-name="t6.B3" office:value-type="string">
            <text:p text:style-name="P47"/>
          </table:table-cell>
          <table:table-cell table:style-name="t6.B3" office:value-type="string">
            <text:p text:style-name="P50">$6-n21</text:p>
          </table:table-cell>
          <table:table-cell table:style-name="t6.B3" office:value-type="string">
            <text:p text:style-name="P50">$6-n22</text:p>
          </table:table-cell>
          <table:table-cell table:style-name="t6.B3" office:value-type="string">
            <text:p text:style-name="P50">$6-n23</text:p>
          </table:table-cell>
          <table:table-cell table:style-name="t6.F3" office:value-type="string">
            <text:p text:style-name="P50">$6-n24</text:p>
          </table:table-cell>
        </table:table-row>
        <table:table-row>
          <table:table-cell table:style-name="t6.A3" office:value-type="string">
            <text:p text:style-name="P48"><text:span text:style-name="T13">Intrinsic relative error of measurement</text:span>, <text:span text:style-name="T37">θ</text:span><text:span text:style-name="T35">пр</text:span><text:span text:style-name="T28">i</text:span><text:span text:style-name="T37">, </text:span>%</text:p>
          </table:table-cell>
          <table:table-cell table:style-name="t6.B3" office:value-type="string">
            <text:p text:style-name="P47"/>
          </table:table-cell>
          <table:table-cell table:style-name="t6.B3" office:value-type="string">
            <text:p text:style-name="P50">$6-n31</text:p>
          </table:table-cell>
          <table:table-cell table:style-name="t6.B3" office:value-type="string">
            <text:p text:style-name="P50">$6-n32</text:p>
          </table:table-cell>
          <table:table-cell table:style-name="t6.B3" office:value-type="string">
            <text:p text:style-name="P50">$6-n33</text:p>
          </table:table-cell>
          <table:table-cell table:style-name="t6.F3" office:value-type="string">
            <text:p text:style-name="P50">$6-n34</text:p>
          </table:table-cell>
        </table:table-row>
        <table:table-row>
          <table:table-cell table:style-name="t6.A3" office:value-type="string">
            <text:p text:style-name="P48"><text:span text:style-name="T13">Confidence limit of the intrinsic relative error</text:span> <text:span text:style-name="T53">Δ</text:span><text:span text:style-name="T16">i</text:span>, %</text:p>
          </table:table-cell>
          <table:table-cell table:style-name="t6.B3" office:value-type="string">
            <text:p text:style-name="P47"/>
            <text:p text:style-name="P46"/>
          </table:table-cell>
          <table:table-cell table:style-name="t6.B3" office:value-type="string">
            <text:p text:style-name="P50">$6-n41</text:p>
          </table:table-cell>
          <table:table-cell table:style-name="t6.B3" office:value-type="string">
            <text:p text:style-name="P50">$6-n42</text:p>
          </table:table-cell>
          <table:table-cell table:style-name="t6.B3" office:value-type="string">
            <text:p text:style-name="P50">$6-n43</text:p>
          </table:table-cell>
          <table:table-cell table:style-name="t6.F3" office:value-type="string">
            <text:p text:style-name="P50">$6-n44</text:p>
          </table:table-cell>
        </table:table-row>
        <table:table-row table:style-name="t6.8">
          <table:table-cell table:style-name="t6.A8" office:value-type="string">
            <text:p text:style-name="P62"><text:span text:style-name="T13">Limite of intrinsic relative error </text:span>, % <text:s/><text:span text:style-name="T13">not above</text:span></text:p>
          </table:table-cell>
          <table:table-cell table:style-name="t6.B8" office:value-type="string">
            <text:p text:style-name="P47"/>
          </table:table-cell>
          <table:table-cell table:style-name="t6.C8" table:number-columns-spanned="4" office:value-type="string">
            <text:p text:style-name="P47">±<text:span text:style-name="T36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63"><text:span text:style-name="T13">BDKN-02 (</text:span><text:span text:style-name="T55">n</text:span><text:span text:style-name="T13">) s/n: $bd_num7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47"><text:span text:style-name="T13">Flux density</text:span> <text:span text:style-name="T13">at check point </text:span><text:span text:style-name="T24"></text:span><text:span text:style-name="T34">0</text:span><text:span text:style-name="T26">i</text:span> ,<text:line-break/><text:span text:style-name="T14">s</text:span><text:span text:style-name="T21">-1</text:span><text:span text:style-name="T14">cm</text:span><text:span text:style-name="T21">-2</text:span></text:p>
          </table:table-cell>
          <table:table-cell table:style-name="t7.B2" office:value-type="string">
            <text:p text:style-name="P49">Background</text:p>
            <text:p text:style-name="P46"><text:span text:style-name="T13">R=</text:span>2<text:span text:style-name="T13">,0 </text:span><text:span text:style-name="T14">m</text:span></text:p>
          </table:table-cell>
          <table:table-cell table:style-name="t7.B2" office:value-type="string">
            <text:p text:style-name="P47">ИБН-<text:span text:style-name="T13">8-3</text:span></text:p>
            <text:p text:style-name="P49">N027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,9</text:span></text:p>
            <text:p text:style-name="P64"><text:span text:style-name="T13">1</text:span>,<text:span text:style-name="T13">0</text:span>-1<text:span text:style-name="T13">0</text:span></text:p>
          </table:table-cell>
          <table:table-cell table:style-name="t7.B2" office:value-type="string">
            <text:p text:style-name="P47">ИБН-<text:span text:style-name="T13">8-6</text:span></text:p>
            <text:p text:style-name="P46"><text:span text:style-name="T13">N</text:span>0<text:span text:style-name="T13">10</text:span>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7,</text:span>0</text:p>
            <text:p text:style-name="P46">20-100</text:p>
          </table:table-cell>
          <table:table-cell table:style-name="t7.B2" office:value-type="string">
            <text:p text:style-name="P59">ИБН-8-6</text:p>
            <text:p text:style-name="P60"><text:s text:c="3"/>N010</text:p>
            <text:p text:style-name="P58"><text:span text:style-name="T13">R=1,0 </text:span><text:span text:style-name="T14">m</text:span></text:p>
            <text:p text:style-name="P60">B(R)=0,863</text:p>
            <text:p text:style-name="P58"><text:span text:style-name="T15"></text:span><text:span text:style-name="T26">0i</text:span><text:span text:style-name="T13">=235</text:span></text:p>
            <text:p text:style-name="P59">210<text:span text:style-name="T21">2</text:span> - 10<text:span text:style-name="T21">3</text:span></text:p>
          </table:table-cell>
          <table:table-cell table:style-name="t7.F2" office:value-type="string">
            <text:p text:style-name="P59">ИБН-8-6</text:p>
            <text:p text:style-name="P60"><text:s text:c="3"/>N010</text:p>
            <text:p text:style-name="P58"><text:span text:style-name="T13">R=0,5 </text:span><text:span text:style-name="T14">m</text:span></text:p>
            <text:p text:style-name="P60">B(R)=0,957</text:p>
            <text:p text:style-name="P58"><text:span text:style-name="T15"></text:span><text:span text:style-name="T26">0i</text:span><text:span text:style-name="T13">=1019</text:span></text:p>
            <text:p text:style-name="P59">210<text:span text:style-name="T21">3</text:span> - 10<text:span text:style-name="T21">4</text:span></text:p>
          </table:table-cell>
        </table:table-row>
        <table:table-row>
          <table:table-cell table:style-name="t7.A3" office:value-type="string">
            <text:p text:style-name="P48"><text:span text:style-name="T13">Readings</text:span> <text:span text:style-name="T13">at check point</text:span> <text:s/><text:span text:style-name="T24"></text:span><text:span text:style-name="T34">0</text:span><text:span text:style-name="T26">i</text:span>, с<text:span text:style-name="T21">-1</text:span><text:span text:style-name="T23">см</text:span><text:span text:style-name="T21">-2 </text:span><text:span text:style-name="T48">,</text:span> %</text:p>
          </table:table-cell>
          <table:table-cell table:style-name="t7.B3" office:value-type="string">
            <text:p text:style-name="P47"/>
          </table:table-cell>
          <table:table-cell table:style-name="t7.B3" office:value-type="string">
            <text:p text:style-name="P50">$7-61</text:p>
            <text:p text:style-name="P50">$7-71</text:p>
            <text:p text:style-name="P50">$7-81</text:p>
          </table:table-cell>
          <table:table-cell table:style-name="t7.B3" office:value-type="string">
            <text:p text:style-name="P50">$7-62</text:p>
            <text:p text:style-name="P50">$7-72</text:p>
            <text:p text:style-name="P50">$7-82</text:p>
          </table:table-cell>
          <table:table-cell table:style-name="t7.B3" office:value-type="string">
            <text:p text:style-name="P50">$7-63</text:p>
            <text:p text:style-name="P50">$7-73</text:p>
            <text:p text:style-name="P50">$7-83</text:p>
          </table:table-cell>
          <table:table-cell table:style-name="t7.F3" office:value-type="string">
            <text:p text:style-name="P50">$7-64</text:p>
            <text:p text:style-name="P50">$7-74</text:p>
            <text:p text:style-name="P50">$7-84</text:p>
          </table:table-cell>
        </table:table-row>
        <table:table-row>
          <table:table-cell table:style-name="t7.A3" office:value-type="string">
            <text:p text:style-name="P48"><text:span text:style-name="T13">Average readings</text:span>, <text:span text:style-name="T24"></text:span><text:span text:style-name="T26">i</text:span>, <text:span text:style-name="T14">s</text:span><text:span text:style-name="T21">-1</text:span><text:span text:style-name="T14">cm</text:span><text:span text:style-name="T21">-2</text:span></text:p>
          </table:table-cell>
          <table:table-cell table:style-name="t7.B3" office:value-type="string">
            <text:p text:style-name="P50">$7-00</text:p>
          </table:table-cell>
          <table:table-cell table:style-name="t7.B3" office:value-type="string">
            <text:p text:style-name="P50">$7-01</text:p>
          </table:table-cell>
          <table:table-cell table:style-name="t7.B3" office:value-type="string">
            <text:p text:style-name="P50">$7-02</text:p>
          </table:table-cell>
          <table:table-cell table:style-name="t7.B3" office:value-type="string">
            <text:p text:style-name="P50">$7-03</text:p>
          </table:table-cell>
          <table:table-cell table:style-name="t7.F3" office:value-type="string">
            <text:p text:style-name="P50">$7-04</text:p>
          </table:table-cell>
        </table:table-row>
        <table:table-row>
          <table:table-cell table:style-name="t7.A3" office:value-type="string">
            <text:p text:style-name="P48"><text:span text:style-name="T13">Result of flux density measurement</text:span> <text:s/><text:span text:style-name="T13">at control point</text:span></text:p>
            <text:p text:style-name="P45"><text:span text:style-name="T24"></text:span><text:span text:style-name="T27">np</text:span><text:span text:style-name="T26">i</text:span>, <text:span text:style-name="T51">s</text:span><text:span text:style-name="T21">-1</text:span><text:span text:style-name="T48"></text:span><text:span text:style-name="T51">cm</text:span><text:span text:style-name="T21">-2</text:span></text:p>
          </table:table-cell>
          <table:table-cell table:style-name="t7.B3" office:value-type="string">
            <text:p text:style-name="P47"/>
          </table:table-cell>
          <table:table-cell table:style-name="t7.B3" office:value-type="string">
            <text:p text:style-name="P50">$7-n21</text:p>
          </table:table-cell>
          <table:table-cell table:style-name="t7.B3" office:value-type="string">
            <text:p text:style-name="P50">$7-n22</text:p>
          </table:table-cell>
          <table:table-cell table:style-name="t7.B3" office:value-type="string">
            <text:p text:style-name="P50">$7-n23</text:p>
          </table:table-cell>
          <table:table-cell table:style-name="t7.F3" office:value-type="string">
            <text:p text:style-name="P50">$7-n24</text:p>
          </table:table-cell>
        </table:table-row>
        <table:table-row>
          <table:table-cell table:style-name="t7.A3" office:value-type="string">
            <text:p text:style-name="P48"><text:span text:style-name="T13">Intrinsic relative error of measurement</text:span>, <text:span text:style-name="T37">θ</text:span><text:span text:style-name="T35">пр</text:span><text:span text:style-name="T28">i</text:span><text:span text:style-name="T37">, </text:span>%</text:p>
          </table:table-cell>
          <table:table-cell table:style-name="t7.B3" office:value-type="string">
            <text:p text:style-name="P47"/>
          </table:table-cell>
          <table:table-cell table:style-name="t7.B3" office:value-type="string">
            <text:p text:style-name="P50">$7-n31</text:p>
          </table:table-cell>
          <table:table-cell table:style-name="t7.B3" office:value-type="string">
            <text:p text:style-name="P50">$7-n32</text:p>
          </table:table-cell>
          <table:table-cell table:style-name="t7.B3" office:value-type="string">
            <text:p text:style-name="P50">$7-n33</text:p>
          </table:table-cell>
          <table:table-cell table:style-name="t7.F3" office:value-type="string">
            <text:p text:style-name="P50">$7-n34</text:p>
          </table:table-cell>
        </table:table-row>
        <table:table-row>
          <table:table-cell table:style-name="t7.A3" office:value-type="string">
            <text:p text:style-name="P48"><text:span text:style-name="T13">Confidence limit of the intrinsic relative error</text:span> <text:span text:style-name="T53">Δ</text:span><text:span text:style-name="T16">i</text:span>, %</text:p>
          </table:table-cell>
          <table:table-cell table:style-name="t7.B3" office:value-type="string">
            <text:p text:style-name="P47"/>
            <text:p text:style-name="P46"/>
          </table:table-cell>
          <table:table-cell table:style-name="t7.B3" office:value-type="string">
            <text:p text:style-name="P50">$7-n41</text:p>
          </table:table-cell>
          <table:table-cell table:style-name="t7.B3" office:value-type="string">
            <text:p text:style-name="P50">$7-n42</text:p>
          </table:table-cell>
          <table:table-cell table:style-name="t7.B3" office:value-type="string">
            <text:p text:style-name="P50">$7-n43</text:p>
          </table:table-cell>
          <table:table-cell table:style-name="t7.F3" office:value-type="string">
            <text:p text:style-name="P50">$7-n44</text:p>
          </table:table-cell>
        </table:table-row>
        <table:table-row table:style-name="t7.8">
          <table:table-cell table:style-name="t7.A8" office:value-type="string">
            <text:p text:style-name="P62"><text:span text:style-name="T13">Limite of intrinsic relative error </text:span>, % <text:s/><text:span text:style-name="T13">not above</text:span></text:p>
          </table:table-cell>
          <table:table-cell table:style-name="t7.B8" office:value-type="string">
            <text:p text:style-name="P47"/>
          </table:table-cell>
          <table:table-cell table:style-name="t7.C8" table:number-columns-spanned="4" office:value-type="string">
            <text:p text:style-name="P47">±<text:span text:style-name="T36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63"><text:span text:style-name="T13">BDKN-02 (</text:span><text:span text:style-name="T55">n</text:span><text:span text:style-name="T13">) s/n: $bd_num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47"><text:span text:style-name="T13">Flux density</text:span> <text:span text:style-name="T13">at check point </text:span><text:span text:style-name="T24"></text:span><text:span text:style-name="T34">0</text:span><text:span text:style-name="T26">i</text:span> ,<text:line-break/><text:span text:style-name="T14">s</text:span><text:span text:style-name="T21">-1</text:span><text:span text:style-name="T14">cm</text:span><text:span text:style-name="T21">-2</text:span></text:p>
          </table:table-cell>
          <table:table-cell table:style-name="t8.B2" office:value-type="string">
            <text:p text:style-name="P49">Background</text:p>
            <text:p text:style-name="P46"><text:span text:style-name="T13">R=</text:span>2<text:span text:style-name="T13">,0 </text:span><text:span text:style-name="T14">m</text:span></text:p>
          </table:table-cell>
          <table:table-cell table:style-name="t8.B2" office:value-type="string">
            <text:p text:style-name="P47">ИБН-<text:span text:style-name="T13">8-3</text:span></text:p>
            <text:p text:style-name="P49">N027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,9</text:span></text:p>
            <text:p text:style-name="P64"><text:span text:style-name="T13">1</text:span>,<text:span text:style-name="T13">0</text:span>-1<text:span text:style-name="T13">0</text:span></text:p>
          </table:table-cell>
          <table:table-cell table:style-name="t8.B2" office:value-type="string">
            <text:p text:style-name="P47">ИБН-<text:span text:style-name="T13">8-6</text:span></text:p>
            <text:p text:style-name="P46"><text:span text:style-name="T13">N</text:span>0<text:span text:style-name="T13">10</text:span>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7,</text:span>0</text:p>
            <text:p text:style-name="P46">20-100</text:p>
          </table:table-cell>
          <table:table-cell table:style-name="t8.B2" office:value-type="string">
            <text:p text:style-name="P59">ИБН-8-6</text:p>
            <text:p text:style-name="P60"><text:s text:c="3"/>N010</text:p>
            <text:p text:style-name="P58"><text:span text:style-name="T13">R=1,0 </text:span><text:span text:style-name="T14">m</text:span></text:p>
            <text:p text:style-name="P60">B(R)=0,863</text:p>
            <text:p text:style-name="P58"><text:span text:style-name="T15"></text:span><text:span text:style-name="T26">0i</text:span><text:span text:style-name="T13">=235</text:span></text:p>
            <text:p text:style-name="P59">210<text:span text:style-name="T21">2</text:span> - 10<text:span text:style-name="T21">3</text:span></text:p>
          </table:table-cell>
          <table:table-cell table:style-name="t8.F2" office:value-type="string">
            <text:p text:style-name="P59">ИБН-8-6</text:p>
            <text:p text:style-name="P60"><text:s text:c="3"/>N010</text:p>
            <text:p text:style-name="P58"><text:span text:style-name="T13">R=0,5 </text:span><text:span text:style-name="T14">m</text:span></text:p>
            <text:p text:style-name="P60">B(R)=0,957</text:p>
            <text:p text:style-name="P58"><text:span text:style-name="T15"></text:span><text:span text:style-name="T26">0i</text:span><text:span text:style-name="T13">=1019</text:span></text:p>
            <text:p text:style-name="P59">210<text:span text:style-name="T21">3</text:span> - 10<text:span text:style-name="T21">4</text:span></text:p>
          </table:table-cell>
        </table:table-row>
        <table:table-row>
          <table:table-cell table:style-name="t8.A3" office:value-type="string">
            <text:p text:style-name="P48"><text:span text:style-name="T13">Readings</text:span> <text:span text:style-name="T13">at check point</text:span> <text:s/><text:span text:style-name="T24"></text:span><text:span text:style-name="T34">0</text:span><text:span text:style-name="T26">i</text:span>, с<text:span text:style-name="T21">-1</text:span><text:span text:style-name="T23">см</text:span><text:span text:style-name="T21">-2 </text:span><text:span text:style-name="T48">,</text:span> %</text:p>
          </table:table-cell>
          <table:table-cell table:style-name="t8.B3" office:value-type="string">
            <text:p text:style-name="P47"/>
          </table:table-cell>
          <table:table-cell table:style-name="t8.B3" office:value-type="string">
            <text:p text:style-name="P50">$8-61</text:p>
            <text:p text:style-name="P50">$8-71</text:p>
            <text:p text:style-name="P50">$8-81</text:p>
          </table:table-cell>
          <table:table-cell table:style-name="t8.B3" office:value-type="string">
            <text:p text:style-name="P50">$8-62</text:p>
            <text:p text:style-name="P50">$8-72</text:p>
            <text:p text:style-name="P50">$8-82</text:p>
          </table:table-cell>
          <table:table-cell table:style-name="t8.B3" office:value-type="string">
            <text:p text:style-name="P50">$8-63</text:p>
            <text:p text:style-name="P50">$8-73</text:p>
            <text:p text:style-name="P50">$8-83</text:p>
          </table:table-cell>
          <table:table-cell table:style-name="t8.F3" office:value-type="string">
            <text:p text:style-name="P50">$8-64</text:p>
            <text:p text:style-name="P50">$8-74</text:p>
            <text:p text:style-name="P50">$8-84</text:p>
          </table:table-cell>
        </table:table-row>
        <table:table-row>
          <table:table-cell table:style-name="t8.A3" office:value-type="string">
            <text:p text:style-name="P48"><text:span text:style-name="T13">Average readings</text:span>, <text:span text:style-name="T24"></text:span><text:span text:style-name="T26">i</text:span>, <text:span text:style-name="T14">s</text:span><text:span text:style-name="T21">-1</text:span><text:span text:style-name="T14">cm</text:span><text:span text:style-name="T21">-2</text:span></text:p>
          </table:table-cell>
          <table:table-cell table:style-name="t8.B3" office:value-type="string">
            <text:p text:style-name="P50">$8-00</text:p>
          </table:table-cell>
          <table:table-cell table:style-name="t8.B3" office:value-type="string">
            <text:p text:style-name="P50">$8-01</text:p>
          </table:table-cell>
          <table:table-cell table:style-name="t8.B3" office:value-type="string">
            <text:p text:style-name="P50">$8-02</text:p>
          </table:table-cell>
          <table:table-cell table:style-name="t8.B3" office:value-type="string">
            <text:p text:style-name="P50">$8-03</text:p>
          </table:table-cell>
          <table:table-cell table:style-name="t8.F3" office:value-type="string">
            <text:p text:style-name="P50">$8-04</text:p>
          </table:table-cell>
        </table:table-row>
        <table:table-row>
          <table:table-cell table:style-name="t8.A3" office:value-type="string">
            <text:p text:style-name="P48"><text:span text:style-name="T13">Result of flux density measurement</text:span> <text:s/><text:span text:style-name="T13">at control point</text:span></text:p>
            <text:p text:style-name="P45"><text:span text:style-name="T24"></text:span><text:span text:style-name="T27">np</text:span><text:span text:style-name="T26">i</text:span>, <text:span text:style-name="T51">s</text:span><text:span text:style-name="T21">-1</text:span><text:span text:style-name="T48"></text:span><text:span text:style-name="T51">cm</text:span><text:span text:style-name="T21">-2</text:span></text:p>
          </table:table-cell>
          <table:table-cell table:style-name="t8.B3" office:value-type="string">
            <text:p text:style-name="P47"/>
          </table:table-cell>
          <table:table-cell table:style-name="t8.B3" office:value-type="string">
            <text:p text:style-name="P50">$8-n21</text:p>
          </table:table-cell>
          <table:table-cell table:style-name="t8.B3" office:value-type="string">
            <text:p text:style-name="P50">$8-n22</text:p>
          </table:table-cell>
          <table:table-cell table:style-name="t8.B3" office:value-type="string">
            <text:p text:style-name="P50">$8-n23</text:p>
          </table:table-cell>
          <table:table-cell table:style-name="t8.F3" office:value-type="string">
            <text:p text:style-name="P50">$8-n24</text:p>
          </table:table-cell>
        </table:table-row>
        <table:table-row>
          <table:table-cell table:style-name="t8.A3" office:value-type="string">
            <text:p text:style-name="P48"><text:span text:style-name="T13">Intrinsic relative error of measurement</text:span>, <text:span text:style-name="T37">θ</text:span><text:span text:style-name="T35">пр</text:span><text:span text:style-name="T28">i</text:span><text:span text:style-name="T37">, </text:span>%</text:p>
          </table:table-cell>
          <table:table-cell table:style-name="t8.B3" office:value-type="string">
            <text:p text:style-name="P47"/>
          </table:table-cell>
          <table:table-cell table:style-name="t8.B3" office:value-type="string">
            <text:p text:style-name="P50">$8-n31</text:p>
          </table:table-cell>
          <table:table-cell table:style-name="t8.B3" office:value-type="string">
            <text:p text:style-name="P50">$8-n32</text:p>
          </table:table-cell>
          <table:table-cell table:style-name="t8.B3" office:value-type="string">
            <text:p text:style-name="P50">$8-n33</text:p>
          </table:table-cell>
          <table:table-cell table:style-name="t8.F3" office:value-type="string">
            <text:p text:style-name="P50">$8-n34</text:p>
          </table:table-cell>
        </table:table-row>
        <table:table-row>
          <table:table-cell table:style-name="t8.A3" office:value-type="string">
            <text:p text:style-name="P48"><text:span text:style-name="T13">Confidence limit of the intrinsic relative error</text:span> <text:span text:style-name="T53">Δ</text:span><text:span text:style-name="T16">i</text:span>, %</text:p>
          </table:table-cell>
          <table:table-cell table:style-name="t8.B3" office:value-type="string">
            <text:p text:style-name="P47"/>
            <text:p text:style-name="P46"/>
          </table:table-cell>
          <table:table-cell table:style-name="t8.B3" office:value-type="string">
            <text:p text:style-name="P50">$8-n41</text:p>
          </table:table-cell>
          <table:table-cell table:style-name="t8.B3" office:value-type="string">
            <text:p text:style-name="P50">$8-n42</text:p>
          </table:table-cell>
          <table:table-cell table:style-name="t8.B3" office:value-type="string">
            <text:p text:style-name="P50">$8-n43</text:p>
          </table:table-cell>
          <table:table-cell table:style-name="t8.F3" office:value-type="string">
            <text:p text:style-name="P50">$8-n44</text:p>
          </table:table-cell>
        </table:table-row>
        <table:table-row table:style-name="t8.8">
          <table:table-cell table:style-name="t8.A8" office:value-type="string">
            <text:p text:style-name="P62"><text:span text:style-name="T13">Limite of intrinsic relative error </text:span>, % <text:s/><text:span text:style-name="T13">not above</text:span></text:p>
          </table:table-cell>
          <table:table-cell table:style-name="t8.B8" office:value-type="string">
            <text:p text:style-name="P47"/>
          </table:table-cell>
          <table:table-cell table:style-name="t8.C8" table:number-columns-spanned="4" office:value-type="string">
            <text:p text:style-name="P47">±<text:span text:style-name="T36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63"><text:span text:style-name="T13">BDKN-02 (</text:span><text:span text:style-name="T55">n</text:span><text:span text:style-name="T13">) s/n: $bd_num9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47"><text:span text:style-name="T13">Flux density</text:span> <text:span text:style-name="T13">at check point </text:span><text:span text:style-name="T24"></text:span><text:span text:style-name="T34">0</text:span><text:span text:style-name="T26">i</text:span> ,<text:line-break/><text:span text:style-name="T14">s</text:span><text:span text:style-name="T21">-1</text:span><text:span text:style-name="T14">cm</text:span><text:span text:style-name="T21">-2</text:span></text:p>
          </table:table-cell>
          <table:table-cell table:style-name="t9.B2" office:value-type="string">
            <text:p text:style-name="P49">Background</text:p>
            <text:p text:style-name="P46"><text:span text:style-name="T13">R=</text:span>2<text:span text:style-name="T13">,0 </text:span><text:span text:style-name="T14">m</text:span></text:p>
          </table:table-cell>
          <table:table-cell table:style-name="t9.B2" office:value-type="string">
            <text:p text:style-name="P47">ИБН-<text:span text:style-name="T13">8-3</text:span></text:p>
            <text:p text:style-name="P49">N027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,9</text:span></text:p>
            <text:p text:style-name="P64"><text:span text:style-name="T13">1</text:span>,<text:span text:style-name="T13">0</text:span>-1<text:span text:style-name="T13">0</text:span></text:p>
          </table:table-cell>
          <table:table-cell table:style-name="t9.B2" office:value-type="string">
            <text:p text:style-name="P47">ИБН-<text:span text:style-name="T13">8-6</text:span></text:p>
            <text:p text:style-name="P46"><text:span text:style-name="T13">N</text:span>0<text:span text:style-name="T13">10</text:span>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7,</text:span>0</text:p>
            <text:p text:style-name="P46">20-100</text:p>
          </table:table-cell>
          <table:table-cell table:style-name="t9.B2" office:value-type="string">
            <text:p text:style-name="P59">ИБН-8-6</text:p>
            <text:p text:style-name="P60"><text:s text:c="3"/>N010</text:p>
            <text:p text:style-name="P58"><text:span text:style-name="T13">R=1,0 </text:span><text:span text:style-name="T14">m</text:span></text:p>
            <text:p text:style-name="P60">B(R)=0,863</text:p>
            <text:p text:style-name="P58"><text:span text:style-name="T15"></text:span><text:span text:style-name="T26">0i</text:span><text:span text:style-name="T13">=235</text:span></text:p>
            <text:p text:style-name="P59">210<text:span text:style-name="T21">2</text:span> - 10<text:span text:style-name="T21">3</text:span></text:p>
          </table:table-cell>
          <table:table-cell table:style-name="t9.F2" office:value-type="string">
            <text:p text:style-name="P59">ИБН-8-6</text:p>
            <text:p text:style-name="P60"><text:s text:c="3"/>N010</text:p>
            <text:p text:style-name="P58"><text:span text:style-name="T13">R=0,5 </text:span><text:span text:style-name="T14">m</text:span></text:p>
            <text:p text:style-name="P60">B(R)=0,957</text:p>
            <text:p text:style-name="P58"><text:span text:style-name="T15"></text:span><text:span text:style-name="T26">0i</text:span><text:span text:style-name="T13">=1019</text:span></text:p>
            <text:p text:style-name="P59">210<text:span text:style-name="T21">3</text:span> - 10<text:span text:style-name="T21">4</text:span></text:p>
          </table:table-cell>
        </table:table-row>
        <table:table-row>
          <table:table-cell table:style-name="t9.A3" office:value-type="string">
            <text:p text:style-name="P48"><text:span text:style-name="T13">Readings</text:span> <text:span text:style-name="T13">at check point</text:span> <text:s/><text:span text:style-name="T24"></text:span><text:span text:style-name="T34">0</text:span><text:span text:style-name="T26">i</text:span>, с<text:span text:style-name="T21">-1</text:span><text:span text:style-name="T23">см</text:span><text:span text:style-name="T21">-2 </text:span><text:span text:style-name="T48">,</text:span> %</text:p>
          </table:table-cell>
          <table:table-cell table:style-name="t9.B3" office:value-type="string">
            <text:p text:style-name="P47"/>
          </table:table-cell>
          <table:table-cell table:style-name="t9.B3" office:value-type="string">
            <text:p text:style-name="P50">$9-61</text:p>
            <text:p text:style-name="P50">$9-71</text:p>
            <text:p text:style-name="P50">$9-81</text:p>
          </table:table-cell>
          <table:table-cell table:style-name="t9.B3" office:value-type="string">
            <text:p text:style-name="P50">$9-62</text:p>
            <text:p text:style-name="P50">$9-72</text:p>
            <text:p text:style-name="P50">$9-82</text:p>
          </table:table-cell>
          <table:table-cell table:style-name="t9.B3" office:value-type="string">
            <text:p text:style-name="P50">$9-63</text:p>
            <text:p text:style-name="P50">$9-73</text:p>
            <text:p text:style-name="P50">$9-83</text:p>
          </table:table-cell>
          <table:table-cell table:style-name="t9.F3" office:value-type="string">
            <text:p text:style-name="P50">$9-64</text:p>
            <text:p text:style-name="P50">$9-74</text:p>
            <text:p text:style-name="P50">$9-84</text:p>
          </table:table-cell>
        </table:table-row>
        <table:table-row>
          <table:table-cell table:style-name="t9.A3" office:value-type="string">
            <text:p text:style-name="P48"><text:span text:style-name="T13">Average readings</text:span>, <text:span text:style-name="T24"></text:span><text:span text:style-name="T26">i</text:span>, <text:span text:style-name="T14">s</text:span><text:span text:style-name="T21">-1</text:span><text:span text:style-name="T14">cm</text:span><text:span text:style-name="T21">-2</text:span></text:p>
          </table:table-cell>
          <table:table-cell table:style-name="t9.B3" office:value-type="string">
            <text:p text:style-name="P50">$9-00</text:p>
          </table:table-cell>
          <table:table-cell table:style-name="t9.B3" office:value-type="string">
            <text:p text:style-name="P50">$9-01</text:p>
          </table:table-cell>
          <table:table-cell table:style-name="t9.B3" office:value-type="string">
            <text:p text:style-name="P50">$9-02</text:p>
          </table:table-cell>
          <table:table-cell table:style-name="t9.B3" office:value-type="string">
            <text:p text:style-name="P50">$9-03</text:p>
          </table:table-cell>
          <table:table-cell table:style-name="t9.F3" office:value-type="string">
            <text:p text:style-name="P50">$9-04</text:p>
          </table:table-cell>
        </table:table-row>
        <table:table-row>
          <table:table-cell table:style-name="t9.A3" office:value-type="string">
            <text:p text:style-name="P48"><text:span text:style-name="T13">Result of flux density measurement</text:span> <text:s/><text:span text:style-name="T13">at control point</text:span></text:p>
            <text:p text:style-name="P45"><text:span text:style-name="T24"></text:span><text:span text:style-name="T27">np</text:span><text:span text:style-name="T26">i</text:span>, <text:span text:style-name="T51">s</text:span><text:span text:style-name="T21">-1</text:span><text:span text:style-name="T48"></text:span><text:span text:style-name="T51">cm</text:span><text:span text:style-name="T21">-2</text:span></text:p>
          </table:table-cell>
          <table:table-cell table:style-name="t9.B3" office:value-type="string">
            <text:p text:style-name="P47"/>
          </table:table-cell>
          <table:table-cell table:style-name="t9.B3" office:value-type="string">
            <text:p text:style-name="P50">$9-n21</text:p>
          </table:table-cell>
          <table:table-cell table:style-name="t9.B3" office:value-type="string">
            <text:p text:style-name="P50">$9-n22</text:p>
          </table:table-cell>
          <table:table-cell table:style-name="t9.B3" office:value-type="string">
            <text:p text:style-name="P50">$9-n23</text:p>
          </table:table-cell>
          <table:table-cell table:style-name="t9.F3" office:value-type="string">
            <text:p text:style-name="P50">$9-n24</text:p>
          </table:table-cell>
        </table:table-row>
        <table:table-row>
          <table:table-cell table:style-name="t9.A3" office:value-type="string">
            <text:p text:style-name="P48"><text:span text:style-name="T13">Intrinsic relative error of measurement</text:span>, <text:span text:style-name="T37">θ</text:span><text:span text:style-name="T35">пр</text:span><text:span text:style-name="T28">i</text:span><text:span text:style-name="T37">, </text:span>%</text:p>
          </table:table-cell>
          <table:table-cell table:style-name="t9.B3" office:value-type="string">
            <text:p text:style-name="P47"/>
          </table:table-cell>
          <table:table-cell table:style-name="t9.B3" office:value-type="string">
            <text:p text:style-name="P50">$9-n31</text:p>
          </table:table-cell>
          <table:table-cell table:style-name="t9.B3" office:value-type="string">
            <text:p text:style-name="P50">$9-n32</text:p>
          </table:table-cell>
          <table:table-cell table:style-name="t9.B3" office:value-type="string">
            <text:p text:style-name="P50">$9-n33</text:p>
          </table:table-cell>
          <table:table-cell table:style-name="t9.F3" office:value-type="string">
            <text:p text:style-name="P50">$9-n34</text:p>
          </table:table-cell>
        </table:table-row>
        <table:table-row>
          <table:table-cell table:style-name="t9.A3" office:value-type="string">
            <text:p text:style-name="P48"><text:span text:style-name="T13">Confidence limit of the intrinsic relative error</text:span> <text:span text:style-name="T53">Δ</text:span><text:span text:style-name="T16">i</text:span>, %</text:p>
          </table:table-cell>
          <table:table-cell table:style-name="t9.B3" office:value-type="string">
            <text:p text:style-name="P47"/>
            <text:p text:style-name="P46"/>
          </table:table-cell>
          <table:table-cell table:style-name="t9.B3" office:value-type="string">
            <text:p text:style-name="P50">$9-n41</text:p>
          </table:table-cell>
          <table:table-cell table:style-name="t9.B3" office:value-type="string">
            <text:p text:style-name="P50">$9-n42</text:p>
          </table:table-cell>
          <table:table-cell table:style-name="t9.B3" office:value-type="string">
            <text:p text:style-name="P50">$9-n43</text:p>
          </table:table-cell>
          <table:table-cell table:style-name="t9.F3" office:value-type="string">
            <text:p text:style-name="P50">$9-n44</text:p>
          </table:table-cell>
        </table:table-row>
        <table:table-row table:style-name="t9.8">
          <table:table-cell table:style-name="t9.A8" office:value-type="string">
            <text:p text:style-name="P62"><text:span text:style-name="T13">Limite of intrinsic relative error </text:span>, % <text:s/><text:span text:style-name="T13">not above</text:span></text:p>
          </table:table-cell>
          <table:table-cell table:style-name="t9.B8" office:value-type="string">
            <text:p text:style-name="P47"/>
          </table:table-cell>
          <table:table-cell table:style-name="t9.C8" table:number-columns-spanned="4" office:value-type="string">
            <text:p text:style-name="P47">±<text:span text:style-name="T36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63"><text:span text:style-name="T13">BDKN-02 (</text:span><text:span text:style-name="T55">n</text:span><text:span text:style-name="T13">) s/n: $bd_num1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7"><text:span text:style-name="T13">Flux density</text:span> <text:span text:style-name="T13">at check point </text:span><text:span text:style-name="T24"></text:span><text:span text:style-name="T34">0</text:span><text:span text:style-name="T26">i</text:span> ,<text:line-break/><text:span text:style-name="T14">s</text:span><text:span text:style-name="T21">-1</text:span><text:span text:style-name="T14">cm</text:span><text:span text:style-name="T21">-2</text:span></text:p>
          </table:table-cell>
          <table:table-cell table:style-name="t10.B2" office:value-type="string">
            <text:p text:style-name="P49">Background</text:p>
            <text:p text:style-name="P46"><text:span text:style-name="T13">R=</text:span>2<text:span text:style-name="T13">,0 </text:span><text:span text:style-name="T14">m</text:span></text:p>
          </table:table-cell>
          <table:table-cell table:style-name="t10.B2" office:value-type="string">
            <text:p text:style-name="P47">ИБН-<text:span text:style-name="T13">8-3</text:span></text:p>
            <text:p text:style-name="P49">N027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,9</text:span></text:p>
            <text:p text:style-name="P64"><text:span text:style-name="T13">1</text:span>,<text:span text:style-name="T13">0</text:span>-1<text:span text:style-name="T13">0</text:span></text:p>
          </table:table-cell>
          <table:table-cell table:style-name="t10.B2" office:value-type="string">
            <text:p text:style-name="P47">ИБН-<text:span text:style-name="T13">8-6</text:span></text:p>
            <text:p text:style-name="P46"><text:span text:style-name="T13">N</text:span>0<text:span text:style-name="T13">10</text:span></text:p>
            <text:p text:style-name="P46"><text:span text:style-name="T13">R=2,0 </text:span><text:span text:style-name="T14">m</text:span></text:p>
            <text:p text:style-name="P49">B(R)=0,600</text:p>
            <text:p text:style-name="P46"><text:span text:style-name="T15"></text:span><text:span text:style-name="T26">0i</text:span><text:span text:style-name="T13">=57,</text:span>0</text:p>
            <text:p text:style-name="P46">20-100</text:p>
          </table:table-cell>
          <table:table-cell table:style-name="t10.B2" office:value-type="string">
            <text:p text:style-name="P59">ИБН-8-6</text:p>
            <text:p text:style-name="P60"><text:s text:c="3"/>N010</text:p>
            <text:p text:style-name="P58"><text:span text:style-name="T13">R=1,0 </text:span><text:span text:style-name="T14">m</text:span></text:p>
            <text:p text:style-name="P60">B(R)=0,863</text:p>
            <text:p text:style-name="P58"><text:span text:style-name="T15"></text:span><text:span text:style-name="T26">0i</text:span><text:span text:style-name="T13">=235</text:span></text:p>
            <text:p text:style-name="P59">210<text:span text:style-name="T21">2</text:span> - 10<text:span text:style-name="T21">3</text:span></text:p>
          </table:table-cell>
          <table:table-cell table:style-name="t10.F2" office:value-type="string">
            <text:p text:style-name="P59">ИБН-8-6</text:p>
            <text:p text:style-name="P60"><text:s text:c="3"/>N010</text:p>
            <text:p text:style-name="P58"><text:span text:style-name="T13">R=0,5 </text:span><text:span text:style-name="T14">m</text:span></text:p>
            <text:p text:style-name="P60">B(R)=0,957</text:p>
            <text:p text:style-name="P58"><text:span text:style-name="T15"></text:span><text:span text:style-name="T26">0i</text:span><text:span text:style-name="T13">=1019</text:span></text:p>
            <text:p text:style-name="P59">210<text:span text:style-name="T21">3</text:span> - 10<text:span text:style-name="T21">4</text:span></text:p>
          </table:table-cell>
        </table:table-row>
        <table:table-row>
          <table:table-cell table:style-name="t10.A3" office:value-type="string">
            <text:p text:style-name="P48"><text:span text:style-name="T13">Readings</text:span> <text:span text:style-name="T13">at check point</text:span> <text:s/><text:span text:style-name="T24"></text:span><text:span text:style-name="T34">0</text:span><text:span text:style-name="T26">i</text:span>, с<text:span text:style-name="T21">-1</text:span><text:span text:style-name="T23">см</text:span><text:span text:style-name="T21">-2 </text:span><text:span text:style-name="T48">,</text:span> %</text:p>
          </table:table-cell>
          <table:table-cell table:style-name="t10.B3" office:value-type="string">
            <text:p text:style-name="P47"/>
          </table:table-cell>
          <table:table-cell table:style-name="t10.B3" office:value-type="string">
            <text:p text:style-name="P50">$10-61</text:p>
            <text:p text:style-name="P50">$10-71</text:p>
            <text:p text:style-name="P50">$10-81</text:p>
          </table:table-cell>
          <table:table-cell table:style-name="t10.B3" office:value-type="string">
            <text:p text:style-name="P50">$10-62</text:p>
            <text:p text:style-name="P50">$10-72</text:p>
            <text:p text:style-name="P50">$10-82</text:p>
          </table:table-cell>
          <table:table-cell table:style-name="t10.B3" office:value-type="string">
            <text:p text:style-name="P50">$10-63</text:p>
            <text:p text:style-name="P50">$10-73</text:p>
            <text:p text:style-name="P50">$10-83</text:p>
          </table:table-cell>
          <table:table-cell table:style-name="t10.F3" office:value-type="string">
            <text:p text:style-name="P50">$10-64</text:p>
            <text:p text:style-name="P50">$10-74</text:p>
            <text:p text:style-name="P50">$10-84</text:p>
          </table:table-cell>
        </table:table-row>
        <table:table-row>
          <table:table-cell table:style-name="t10.A3" office:value-type="string">
            <text:p text:style-name="P48"><text:span text:style-name="T13">Average readings</text:span>, <text:span text:style-name="T24"></text:span><text:span text:style-name="T26">i</text:span>, <text:span text:style-name="T14">s</text:span><text:span text:style-name="T21">-1</text:span><text:span text:style-name="T14">cm</text:span><text:span text:style-name="T21">-2</text:span></text:p>
          </table:table-cell>
          <table:table-cell table:style-name="t10.B3" office:value-type="string">
            <text:p text:style-name="P50">$<text:span text:style-name="T36">10</text:span>-00</text:p>
          </table:table-cell>
          <table:table-cell table:style-name="t10.B3" office:value-type="string">
            <text:p text:style-name="P50">$<text:span text:style-name="T36">10</text:span>-01</text:p>
          </table:table-cell>
          <table:table-cell table:style-name="t10.B3" office:value-type="string">
            <text:p text:style-name="P50">$<text:span text:style-name="T36">10</text:span>-02</text:p>
          </table:table-cell>
          <table:table-cell table:style-name="t10.B3" office:value-type="string">
            <text:p text:style-name="P50">$<text:span text:style-name="T36">10</text:span>-03</text:p>
          </table:table-cell>
          <table:table-cell table:style-name="t10.F3" office:value-type="string">
            <text:p text:style-name="P50">$<text:span text:style-name="T36">10</text:span>-04</text:p>
          </table:table-cell>
        </table:table-row>
        <table:table-row>
          <table:table-cell table:style-name="t10.A3" office:value-type="string">
            <text:p text:style-name="P48"><text:span text:style-name="T13">Result of flux density measurement</text:span> <text:s/><text:span text:style-name="T13">at control point</text:span></text:p>
            <text:p text:style-name="P45"><text:span text:style-name="T24"></text:span><text:span text:style-name="T27">np</text:span><text:span text:style-name="T26">i</text:span>, <text:span text:style-name="T51">s</text:span><text:span text:style-name="T21">-1</text:span><text:span text:style-name="T48"></text:span><text:span text:style-name="T51">cm</text:span><text:span text:style-name="T21">-2</text:span></text:p>
          </table:table-cell>
          <table:table-cell table:style-name="t10.B3" office:value-type="string">
            <text:p text:style-name="P47"/>
          </table:table-cell>
          <table:table-cell table:style-name="t10.B3" office:value-type="string">
            <text:p text:style-name="P50">$10-n21</text:p>
          </table:table-cell>
          <table:table-cell table:style-name="t10.B3" office:value-type="string">
            <text:p text:style-name="P50">$10-n22</text:p>
          </table:table-cell>
          <table:table-cell table:style-name="t10.B3" office:value-type="string">
            <text:p text:style-name="P50">$10-n23</text:p>
          </table:table-cell>
          <table:table-cell table:style-name="t10.F3" office:value-type="string">
            <text:p text:style-name="P50">$10-n24</text:p>
          </table:table-cell>
        </table:table-row>
        <table:table-row>
          <table:table-cell table:style-name="t10.A3" office:value-type="string">
            <text:p text:style-name="P48"><text:span text:style-name="T13">Intrinsic relative error of measurement</text:span>, <text:span text:style-name="T37">θ</text:span><text:span text:style-name="T35">пр</text:span><text:span text:style-name="T28">i</text:span><text:span text:style-name="T37">, </text:span>%</text:p>
          </table:table-cell>
          <table:table-cell table:style-name="t10.B3" office:value-type="string">
            <text:p text:style-name="P47"/>
          </table:table-cell>
          <table:table-cell table:style-name="t10.B3" office:value-type="string">
            <text:p text:style-name="P50">$10-n31</text:p>
          </table:table-cell>
          <table:table-cell table:style-name="t10.B3" office:value-type="string">
            <text:p text:style-name="P50">$10-n32</text:p>
          </table:table-cell>
          <table:table-cell table:style-name="t10.B3" office:value-type="string">
            <text:p text:style-name="P50">$10-n33</text:p>
          </table:table-cell>
          <table:table-cell table:style-name="t10.F3" office:value-type="string">
            <text:p text:style-name="P50">$10-n34</text:p>
          </table:table-cell>
        </table:table-row>
        <table:table-row>
          <table:table-cell table:style-name="t10.A3" office:value-type="string">
            <text:p text:style-name="P48"><text:span text:style-name="T13">Confidence limit of the intrinsic relative error</text:span> <text:span text:style-name="T53">Δ</text:span><text:span text:style-name="T16">i</text:span>, %</text:p>
          </table:table-cell>
          <table:table-cell table:style-name="t10.B3" office:value-type="string">
            <text:p text:style-name="P47"/>
            <text:p text:style-name="P46"/>
          </table:table-cell>
          <table:table-cell table:style-name="t10.B3" office:value-type="string">
            <text:p text:style-name="P50">$10-n41</text:p>
          </table:table-cell>
          <table:table-cell table:style-name="t10.B3" office:value-type="string">
            <text:p text:style-name="P50">$10-n42</text:p>
          </table:table-cell>
          <table:table-cell table:style-name="t10.B3" office:value-type="string">
            <text:p text:style-name="P50">$10-n43</text:p>
          </table:table-cell>
          <table:table-cell table:style-name="t10.F3" office:value-type="string">
            <text:p text:style-name="P50">$10-n44</text:p>
          </table:table-cell>
        </table:table-row>
        <table:table-row table:style-name="t10.8">
          <table:table-cell table:style-name="t10.A8" office:value-type="string">
            <text:p text:style-name="P62"><text:span text:style-name="T13">Limite of intrinsic relative error </text:span>, % <text:s/><text:span text:style-name="T13">not above</text:span></text:p>
          </table:table-cell>
          <table:table-cell table:style-name="t10.B8" office:value-type="string">
            <text:p text:style-name="P47"/>
          </table:table-cell>
          <table:table-cell table:style-name="t10.C8" table:number-columns-spanned="4" office:value-type="string">
            <text:p text:style-name="P47">±<text:span text:style-name="T36">20</text:span></text:p>
          </table:table-cell>
          <table:covered-table-cell/>
          <table:covered-table-cell/>
          <table:covered-table-cell/>
        </table:table-row>
      </table:table>
      <text:p text:style-name="P66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9">Calibrated by:</text:p>
          </table:table-cell>
          <table:table-cell table:style-name="Таблица1.A1" office:value-type="string">
            <text:p text:style-name="P30">$calibratedBy</text:p>
          </table:table-cell>
          <table:table-cell table:style-name="Таблица1.A1" office:value-type="string">
            <text:p text:style-name="P42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A1" office:value-type="string">
            <text:p text:style-name="P41"/>
          </table:table-cell>
          <table:table-cell table:style-name="Таблица1.C2" office:value-type="string">
            <text:p text:style-name="P32">(signature)</text:p>
          </table:table-cell>
        </table:table-row>
        <table:table-row>
          <table:table-cell table:style-name="Таблица1.A1" office:value-type="string">
            <text:p text:style-name="P29">Technical control: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42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B4" office:value-type="string">
            <text:p text:style-name="P41"/>
          </table:table-cell>
          <table:table-cell table:style-name="Таблица1.C2" office:value-type="string">
            <text:p text:style-name="P32">(signature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0T16:31:53.58</dc:date>
    <meta:print-date>2019-04-03T15:18:00</meta:print-date>
    <meta:editing-cycles>140</meta:editing-cycles>
    <meta:editing-duration>PT10H41M36S</meta:editing-duration>
    <meta:generator>OpenOffice/4.1.6$Win32 OpenOffice.org_project/416m1$Build-9790</meta:generator>
    <meta:document-statistic meta:table-count="11" meta:image-count="1" meta:object-count="0" meta:page-count="5" meta:paragraph-count="674" meta:word-count="1513" meta:character-count="7775"/>
  </office:meta>
</office:document-meta>
</file>